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CE200000178FCF745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0123">
      <style:text-properties fo:font-weight="bold" style:font-weight-asian="bold" style:font-weight-complex="bold"/>
    </style:style>
    <style:style style:name="ce2" style:family="table-cell" style:parent-style-name="Default" style:data-style-name="N10123"/>
    <style:style style:name="ce3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12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 style:data-style-name="N1012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123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002">
      <style:text-properties fo:font-weight="normal" style:font-weight-asian="normal" style:font-weight-complex="normal"/>
    </style:style>
    <style:style style:name="ce9" style:family="table-cell" style:parent-style-name="Default" style:data-style-name="N10002"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fo:color="#212121" style:font-name="Droid Sans" fo:font-size="10pt" fo:language="none" fo:country="none" fo:font-weight="normal" style:font-name-asian="Droid Sans" style:font-size-asian="10pt" style:language-asian="none" style:country-asian="none" style:font-weight-asian="normal" style:font-name-complex="Droid Sans" style:font-size-complex="10pt" style:language-complex="none" style:country-complex="none" style:font-weight-complex="normal"/>
    </style:style>
    <style:style style:name="ce11" style:family="table-cell" style:parent-style-name="Default" style:data-style-name="N10002"/>
    <style:style style:name="ce12" style:family="table-cell" style:parent-style-name="Default" style:data-style-name="N10123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aplaceSphere" table:style-name="ta1">
        <table:shapes>
          <draw:frame draw:z-index="0" draw:name="Bild 1" draw:style-name="gr1" draw:text-style-name="P1" svg:width="19.474cm" svg:height="3.448cm" svg:x="0.148cm" svg:y="2.026cm">
            <draw:image xlink:href="Pictures/1000020100000CE200000178FCF745F8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7"/>
        <table:table-column table:style-name="co1" table:default-cell-style-name="ce11"/>
        <table:table-column table:style-name="co1" table:default-cell-style-name="ce2"/>
        <table:table-column table:style-name="co1" table:default-cell-style-name="ce11"/>
        <table:table-column table:style-name="co3" table:default-cell-style-name="ce7"/>
        <table:table-column table:style-name="co4" table:default-cell-style-name="ce11"/>
        <table:table-column table:style-name="co4" table:default-cell-style-name="ce2"/>
        <table:table-column table:style-name="co4" table:default-cell-style-name="ce11"/>
        <table:table-column table:style-name="co3" table:default-cell-style-name="ce7"/>
        <table:table-column table:style-name="co4" table:default-cell-style-name="ce11"/>
        <table:table-column table:style-name="co4" table:default-cell-style-name="ce2"/>
        <table:table-column table:style-name="co4" table:default-cell-style-name="ce11"/>
        <table:table-column table:style-name="co3" table:default-cell-style-name="ce7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Alpha:</text:p>
          </table:table-cell>
          <table:table-cell table:style-name="ce4" office:value-type="string" calcext:value-type="string">
            <text:p>0*du+1*dv</text:p>
          </table:table-cell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Alpha# (R3):</text:p>
          </table:table-cell>
          <table:table-cell table:style-name="ce4" office:value-type="string" calcext:value-type="string">
            <text:p>[-y,x,0]</text:p>
          </table:table-cell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LBAlpha:</text:p>
          </table:table-cell>
          <table:table-cell table:style-name="ce4" office:value-type="string" calcext:value-type="string">
            <text:p>-2*Alpha</text:p>
          </table:table-cell>
          <table:table-cell table:style-name="ce9" office:value-type="string" calcext:value-type="string">
            <text:p>LCBAlpha:</text:p>
          </table:table-cell>
          <table:table-cell table:style-name="ce12" office:value-type="float" office:value="0" calcext:value-type="float">
            <text:p>0.000E+0</text:p>
          </table:table-cell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Int_[p,q](Alpha):</text:p>
          </table:table-cell>
          <table:table-cell table:style-name="ce4" office:value-type="string" calcext:value-type="string">
            <text:p>p=[p1,p2,p3]</text:p>
          </table:table-cell>
          <table:table-cell table:style-name="ce10" office:value-type="string" calcext:value-type="string">
            <text:p>q=[q1,q2,q3]</text:p>
          </table:table-cell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 table:number-rows-repeated="8">
          <table:table-cell/>
          <table:table-cell table:style-name="ce5"/>
          <table:table-cell table:number-columns-repeated="14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xact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3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159245" calcext:value-type="float">
            <text:p>1.592E-3</text:p>
          </table:table-cell>
          <table:table-cell/>
          <table:table-cell office:value-type="float" office:value="0.0569467" calcext:value-type="float">
            <text:p>5.695E-2</text:p>
          </table:table-cell>
          <table:table-cell/>
          <table:table-cell office:value-type="float" office:value="0.000205477" calcext:value-type="float">
            <text:p>2.055E-4</text:p>
          </table:table-cell>
          <table:table-cell/>
          <table:table-cell office:value-type="float" office:value="0.0035176" calcext:value-type="float">
            <text:p>3.518E-3</text:p>
          </table:table-cell>
          <table:table-cell/>
          <table:table-cell office:value-type="float" office:value="0.00162182" calcext:value-type="float">
            <text:p>1.622E-3</text:p>
          </table:table-cell>
          <table:table-cell/>
          <table:table-cell office:value-type="float" office:value="0.0599107" calcext:value-type="float">
            <text:p>5.991E-2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116234" calcext:value-type="float">
            <text:p>1.162E-3</text:p>
          </table:table-cell>
          <table:table-cell table:formula="of:=LOG([.B16]/[.B17])/LOG([.$A16]/[.$A17])" office:value-type="float" office:value="0.939712547594124" calcext:value-type="float">
            <text:p>0.94</text:p>
          </table:table-cell>
          <table:table-cell office:value-type="float" office:value="0.0451703" calcext:value-type="float">
            <text:p>4.517E-2</text:p>
          </table:table-cell>
          <table:table-cell table:formula="of:=LOG([.D16]/[.D17])/LOG([.$A16]/[.$A17])" office:value-type="float" office:value="0.691493578963696" calcext:value-type="float">
            <text:p>0.69</text:p>
          </table:table-cell>
          <table:table-cell office:value-type="float" office:value="0.0000940327" calcext:value-type="float">
            <text:p>9.403E-5</text:p>
          </table:table-cell>
          <table:table-cell table:formula="of:=LOG([.F16]/[.F17])/LOG([.$A16]/[.$A17])" office:value-type="float" office:value="2.33314963224947" calcext:value-type="float">
            <text:p>2.33</text:p>
          </table:table-cell>
          <table:table-cell office:value-type="float" office:value="0.00194567" calcext:value-type="float">
            <text:p>1.946E-3</text:p>
          </table:table-cell>
          <table:table-cell table:formula="of:=LOG([.H16]/[.H17])/LOG([.$A16]/[.$A17])" office:value-type="float" office:value="1.76748390216302" calcext:value-type="float">
            <text:p>1.77</text:p>
          </table:table-cell>
          <table:table-cell office:value-type="float" office:value="0.00117226" calcext:value-type="float">
            <text:p>1.172E-3</text:p>
          </table:table-cell>
          <table:table-cell table:formula="of:=LOG([.J16]/[.J17])/LOG([.$A16]/[.$A17])" office:value-type="float" office:value="0.968894306472341" calcext:value-type="float">
            <text:p>0.97</text:p>
          </table:table-cell>
          <table:table-cell office:value-type="float" office:value="0.0464061" calcext:value-type="float">
            <text:p>4.641E-2</text:p>
          </table:table-cell>
          <table:table-cell table:formula="of:=LOG([.L16]/[.L17])/LOG([.$A16]/[.$A17])" office:value-type="float" office:value="0.762376051407939" calcext:value-type="float">
            <text:p>0.76</text:p>
          </table:table-cell>
          <table:table-cell office:value-type="string" calcext:value-type="string">
            <text:p>2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723838" calcext:value-type="float">
            <text:p>7.238E-4</text:p>
          </table:table-cell>
          <table:table-cell table:formula="of:=LOG([.B17]/[.B18])/LOG([.$A17]/[.$A18])" office:value-type="float" office:value="0.955835149060325" calcext:value-type="float">
            <text:p>0.96</text:p>
          </table:table-cell>
          <table:table-cell office:value-type="float" office:value="0.0305035" calcext:value-type="float">
            <text:p>3.050E-2</text:p>
          </table:table-cell>
          <table:table-cell table:formula="of:=LOG([.D17]/[.D18])/LOG([.$A17]/[.$A18])" office:value-type="float" office:value="0.792316683589531" calcext:value-type="float">
            <text:p>0.79</text:p>
          </table:table-cell>
          <table:table-cell office:value-type="float" office:value="0.0000307116" calcext:value-type="float">
            <text:p>3.071E-5</text:p>
          </table:table-cell>
          <table:table-cell table:formula="of:=LOG([.F17]/[.F18])/LOG([.$A17]/[.$A18])" office:value-type="float" office:value="2.25829797329841" calcext:value-type="float">
            <text:p>2.26</text:p>
          </table:table-cell>
          <table:table-cell office:value-type="float" office:value="0.000875136" calcext:value-type="float">
            <text:p>8.751E-4</text:p>
          </table:table-cell>
          <table:table-cell table:formula="of:=LOG([.H17]/[.H18])/LOG([.$A17]/[.$A18])" office:value-type="float" office:value="1.61245467004157" calcext:value-type="float">
            <text:p>1.61</text:p>
          </table:table-cell>
          <table:table-cell office:value-type="float" office:value="0.00072567" calcext:value-type="float">
            <text:p>7.257E-4</text:p>
          </table:table-cell>
          <table:table-cell table:formula="of:=LOG([.J17]/[.J18])/LOG([.$A17]/[.$A18])" office:value-type="float" office:value="0.967884506445001" calcext:value-type="float">
            <text:p>0.97</text:p>
          </table:table-cell>
          <table:table-cell office:value-type="float" office:value="0.0307095" calcext:value-type="float">
            <text:p>3.071E-2</text:p>
          </table:table-cell>
          <table:table-cell table:formula="of:=LOG([.L17]/[.L18])/LOG([.$A17]/[.$A18])" office:value-type="float" office:value="0.833205123802448" calcext:value-type="float">
            <text:p>0.83</text:p>
          </table:table-cell>
          <table:table-cell office:value-type="string" calcext:value-type="string">
            <text:p>5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525479" calcext:value-type="float">
            <text:p>5.255E-4</text:p>
          </table:table-cell>
          <table:table-cell table:formula="of:=LOG([.B18]/[.B19])/LOG([.$A18]/[.$A19])" office:value-type="float" office:value="0.970585121275977" calcext:value-type="float">
            <text:p>0.97</text:p>
          </table:table-cell>
          <table:table-cell office:value-type="float" office:value="0.02294" calcext:value-type="float">
            <text:p>2.294E-2</text:p>
          </table:table-cell>
          <table:table-cell table:formula="of:=LOG([.D18]/[.D19])/LOG([.$A18]/[.$A19])" office:value-type="float" office:value="0.863609366723858" calcext:value-type="float">
            <text:p>0.86</text:p>
          </table:table-cell>
          <table:table-cell office:value-type="float" office:value="0.0000153357" calcext:value-type="float">
            <text:p>1.534E-5</text:p>
          </table:table-cell>
          <table:table-cell table:formula="of:=LOG([.F18]/[.F19])/LOG([.$A18]/[.$A19])" office:value-type="float" office:value="2.10464975231117" calcext:value-type="float">
            <text:p>2.10</text:p>
          </table:table-cell>
          <table:table-cell office:value-type="float" office:value="0.000549311" calcext:value-type="float">
            <text:p>5.493E-4</text:p>
          </table:table-cell>
          <table:table-cell table:formula="of:=LOG([.H18]/[.H19])/LOG([.$A18]/[.$A19])" office:value-type="float" office:value="1.41141352165104" calcext:value-type="float">
            <text:p>1.41</text:p>
          </table:table-cell>
          <table:table-cell office:value-type="float" office:value="0.000526015" calcext:value-type="float">
            <text:p>5.260E-4</text:p>
          </table:table-cell>
          <table:table-cell table:formula="of:=LOG([.J18]/[.J19])/LOG([.$A18]/[.$A19])" office:value-type="float" office:value="0.975156096700152" calcext:value-type="float">
            <text:p>0.98</text:p>
          </table:table-cell>
          <table:table-cell office:value-type="float" office:value="0.0229151" calcext:value-type="float">
            <text:p>2.292E-2</text:p>
          </table:table-cell>
          <table:table-cell table:formula="of:=LOG([.L18]/[.L19])/LOG([.$A18]/[.$A19])" office:value-type="float" office:value="0.887298830861943" calcext:value-type="float">
            <text:p>0.89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339367" calcext:value-type="float">
            <text:p>3.394E-4</text:p>
          </table:table-cell>
          <table:table-cell table:formula="of:=LOG([.B19]/[.B20])/LOG([.$A19]/[.$A20])" office:value-type="float" office:value="0.980063985262857" calcext:value-type="float">
            <text:p>0.98</text:p>
          </table:table-cell>
          <table:table-cell office:value-type="float" office:value="0.015306" calcext:value-type="float">
            <text:p>1.531E-2</text:p>
          </table:table-cell>
          <table:table-cell table:formula="of:=LOG([.D19]/[.D20])/LOG([.$A19]/[.$A20])" office:value-type="float" office:value="0.907010187761316" calcext:value-type="float">
            <text:p>0.91</text:p>
          </table:table-cell>
          <table:table-cell office:value-type="float" office:value="0.00000652098" calcext:value-type="float">
            <text:p>6.521E-6</text:p>
          </table:table-cell>
          <table:table-cell table:formula="of:=LOG([.F19]/[.F20])/LOG([.$A19]/[.$A20])" office:value-type="float" office:value="1.9168719838869" calcext:value-type="float">
            <text:p>1.92</text:p>
          </table:table-cell>
          <table:table-cell office:value-type="float" office:value="0.000306229" calcext:value-type="float">
            <text:p>3.062E-4</text:p>
          </table:table-cell>
          <table:table-cell table:formula="of:=LOG([.H19]/[.H20])/LOG([.$A19]/[.$A20])" office:value-type="float" office:value="1.30980218707954" calcext:value-type="float">
            <text:p>1.31</text:p>
          </table:table-cell>
          <table:table-cell office:value-type="float" office:value="0.000339435" calcext:value-type="float">
            <text:p>3.394E-4</text:p>
          </table:table-cell>
          <table:table-cell table:formula="of:=LOG([.J19]/[.J20])/LOG([.$A19]/[.$A20])" office:value-type="float" office:value="0.981900139677209" calcext:value-type="float">
            <text:p>0.98</text:p>
          </table:table-cell>
          <table:table-cell office:value-type="float" office:value="0.0151874" calcext:value-type="float">
            <text:p>1.519E-2</text:p>
          </table:table-cell>
          <table:table-cell table:formula="of:=LOG([.L19]/[.L20])/LOG([.$A19]/[.$A20])" office:value-type="float" office:value="0.922012231604164" calcext:value-type="float">
            <text:p>0.92</text:p>
          </table:table-cell>
          <table:table-cell office:value-type="string" calcext:value-type="string">
            <text:p>25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240112" calcext:value-type="float">
            <text:p>2.401E-4</text:p>
          </table:table-cell>
          <table:table-cell table:formula="of:=LOG([.B20]/[.B21])/LOG([.$A20]/[.$A21])" office:value-type="float" office:value="0.98682665613325" calcext:value-type="float">
            <text:p>0.99</text:p>
          </table:table-cell>
          <table:table-cell office:value-type="float" office:value="0.0110207" calcext:value-type="float">
            <text:p>1.102E-2</text:p>
          </table:table-cell>
          <table:table-cell table:formula="of:=LOG([.D20]/[.D21])/LOG([.$A20]/[.$A21])" office:value-type="float" office:value="0.936891422128273" calcext:value-type="float">
            <text:p>0.94</text:p>
          </table:table-cell>
          <table:table-cell office:value-type="float" office:value="0.0000035412" calcext:value-type="float">
            <text:p>3.541E-6</text:p>
          </table:table-cell>
          <table:table-cell table:formula="of:=LOG([.F20]/[.F21])/LOG([.$A20]/[.$A21])" office:value-type="float" office:value="1.74149306961007" calcext:value-type="float">
            <text:p>1.74</text:p>
          </table:table-cell>
          <table:table-cell office:value-type="float" office:value="0.000198952" calcext:value-type="float">
            <text:p>1.990E-4</text:p>
          </table:table-cell>
          <table:table-cell table:formula="of:=LOG([.H20]/[.H21])/LOG([.$A20]/[.$A21])" office:value-type="float" office:value="1.23010715419816" calcext:value-type="float">
            <text:p>1.23</text:p>
          </table:table-cell>
          <table:table-cell office:value-type="float" office:value="0.000240106" calcext:value-type="float">
            <text:p>2.401E-4</text:p>
          </table:table-cell>
          <table:table-cell table:formula="of:=LOG([.J20]/[.J21])/LOG([.$A20]/[.$A21])" office:value-type="float" office:value="0.987469396423367" calcext:value-type="float">
            <text:p>0.99</text:p>
          </table:table-cell>
          <table:table-cell office:value-type="float" office:value="0.010899" calcext:value-type="float">
            <text:p>1.090E-2</text:p>
          </table:table-cell>
          <table:table-cell table:formula="of:=LOG([.L20]/[.L21])/LOG([.$A20]/[.$A21])" office:value-type="float" office:value="0.946376747380505" calcext:value-type="float">
            <text:p>0.95</text:p>
          </table:table-cell>
          <table:table-cell office:value-type="string" calcext:value-type="string">
            <text:p>5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171021" calcext:value-type="float">
            <text:p>1.710E-4</text:p>
          </table:table-cell>
          <table:table-cell table:formula="of:=LOG([.B21]/[.B22])/LOG([.$A21]/[.$A22])" office:value-type="float" office:value="0.990950444910899" calcext:value-type="float">
            <text:p>0.99</text:p>
          </table:table-cell>
          <table:table-cell office:value-type="float" office:value="0.00794245" calcext:value-type="float">
            <text:p>7.942E-3</text:p>
          </table:table-cell>
          <table:table-cell table:formula="of:=LOG([.D21]/[.D22])/LOG([.$A21]/[.$A22])" office:value-type="float" office:value="0.956590103187681" calcext:value-type="float">
            <text:p>0.96</text:p>
          </table:table-cell>
          <table:table-cell office:value-type="float" office:value="0.00000202331" calcext:value-type="float">
            <text:p>2.023E-6</text:p>
          </table:table-cell>
          <table:table-cell table:formula="of:=LOG([.F21]/[.F22])/LOG([.$A21]/[.$A22])" office:value-type="float" office:value="1.63464276565444" calcext:value-type="float">
            <text:p>1.63</text:p>
          </table:table-cell>
          <table:table-cell office:value-type="float" office:value="0.000141214" calcext:value-type="float">
            <text:p>1.412E-4</text:p>
          </table:table-cell>
          <table:table-cell table:formula="of:=LOG([.H21]/[.H22])/LOG([.$A21]/[.$A22])" office:value-type="float" office:value="1.00107840434844" calcext:value-type="float">
            <text:p>1.00</text:p>
          </table:table-cell>
          <table:table-cell office:value-type="float" office:value="0.000171004" calcext:value-type="float">
            <text:p>1.710E-4</text:p>
          </table:table-cell>
          <table:table-cell table:formula="of:=LOG([.J21]/[.J22])/LOG([.$A21]/[.$A22])" office:value-type="float" office:value="0.991167779626803" calcext:value-type="float">
            <text:p>0.99</text:p>
          </table:table-cell>
          <table:table-cell office:value-type="float" office:value="0.0078376" calcext:value-type="float">
            <text:p>7.838E-3</text:p>
          </table:table-cell>
          <table:table-cell table:formula="of:=LOG([.L21]/[.L22])/LOG([.$A21]/[.$A22])" office:value-type="float" office:value="0.962970746448015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108547" calcext:value-type="float">
            <text:p>1.085E-4</text:p>
          </table:table-cell>
          <table:table-cell table:formula="of:=LOG([.B22]/[.B23])/LOG([.$A22]/[.$A23])" office:value-type="float" office:value="0.993793830042685" calcext:value-type="float">
            <text:p>0.99</text:p>
          </table:table-cell>
          <table:table-cell office:value-type="float" office:value="0.00509878" calcext:value-type="float">
            <text:p>5.099E-3</text:p>
          </table:table-cell>
          <table:table-cell table:formula="of:=LOG([.D22]/[.D23])/LOG([.$A22]/[.$A23])" office:value-type="float" office:value="0.968910677413537" calcext:value-type="float">
            <text:p>0.97</text:p>
          </table:table-cell>
          <table:table-cell office:value-type="float" office:value="0.000000990045" calcext:value-type="float">
            <text:p>9.900E-7</text:p>
          </table:table-cell>
          <table:table-cell table:formula="of:=LOG([.F22]/[.F23])/LOG([.$A22]/[.$A23])" office:value-type="float" office:value="1.56247037312957" calcext:value-type="float">
            <text:p>1.56</text:p>
          </table:table-cell>
          <table:table-cell office:value-type="float" office:value="0.0000894801" calcext:value-type="float">
            <text:p>8.948E-5</text:p>
          </table:table-cell>
          <table:table-cell table:formula="of:=LOG([.H22]/[.H23])/LOG([.$A22]/[.$A23])" office:value-type="float" office:value="0.997416406908715" calcext:value-type="float">
            <text:p>1.00</text:p>
          </table:table-cell>
          <table:table-cell office:value-type="float" office:value="0.000108536" calcext:value-type="float">
            <text:p>1.085E-4</text:p>
          </table:table-cell>
          <table:table-cell table:formula="of:=LOG([.J22]/[.J23])/LOG([.$A22]/[.$A23])" office:value-type="float" office:value="0.993798061808472" calcext:value-type="float">
            <text:p>0.99</text:p>
          </table:table-cell>
          <table:table-cell office:value-type="float" office:value="0.00502184" calcext:value-type="float">
            <text:p>5.022E-3</text:p>
          </table:table-cell>
          <table:table-cell table:formula="of:=LOG([.L22]/[.L23])/LOG([.$A22]/[.$A23])" office:value-type="float" office:value="0.973098679209798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/>
          <table:table-cell table:number-columns-repeated="14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GL4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159245" calcext:value-type="float">
            <text:p>1.592E-3</text:p>
          </table:table-cell>
          <table:table-cell/>
          <table:table-cell office:value-type="float" office:value="0.0569467" calcext:value-type="float">
            <text:p>5.695E-2</text:p>
          </table:table-cell>
          <table:table-cell/>
          <table:table-cell office:value-type="float" office:value="0.000205477" calcext:value-type="float">
            <text:p>2.055E-4</text:p>
          </table:table-cell>
          <table:table-cell/>
          <table:table-cell office:value-type="float" office:value="0.0035176" calcext:value-type="float">
            <text:p>3.518E-3</text:p>
          </table:table-cell>
          <table:table-cell/>
          <table:table-cell office:value-type="float" office:value="0.00162182" calcext:value-type="float">
            <text:p>1.622E-3</text:p>
          </table:table-cell>
          <table:table-cell/>
          <table:table-cell office:value-type="float" office:value="0.0599107" calcext:value-type="float">
            <text:p>5.991E-2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116234" calcext:value-type="float">
            <text:p>1.162E-3</text:p>
          </table:table-cell>
          <table:table-cell table:formula="of:=LOG([.B27]/[.B28])/LOG([.$A27]/[.$A28])" office:value-type="float" office:value="0.939712547594124" calcext:value-type="float">
            <text:p>0.94</text:p>
          </table:table-cell>
          <table:table-cell office:value-type="float" office:value="0.0451703" calcext:value-type="float">
            <text:p>4.517E-2</text:p>
          </table:table-cell>
          <table:table-cell table:formula="of:=LOG([.D27]/[.D28])/LOG([.$A27]/[.$A28])" office:value-type="float" office:value="0.691493578963696" calcext:value-type="float">
            <text:p>0.69</text:p>
          </table:table-cell>
          <table:table-cell office:value-type="float" office:value="0.0000940327" calcext:value-type="float">
            <text:p>9.403E-5</text:p>
          </table:table-cell>
          <table:table-cell table:formula="of:=LOG([.F27]/[.F28])/LOG([.$A27]/[.$A28])" office:value-type="float" office:value="2.33314963224947" calcext:value-type="float">
            <text:p>2.33</text:p>
          </table:table-cell>
          <table:table-cell office:value-type="float" office:value="0.00194567" calcext:value-type="float">
            <text:p>1.946E-3</text:p>
          </table:table-cell>
          <table:table-cell table:formula="of:=LOG([.H27]/[.H28])/LOG([.$A27]/[.$A28])" office:value-type="float" office:value="1.76748390216302" calcext:value-type="float">
            <text:p>1.77</text:p>
          </table:table-cell>
          <table:table-cell office:value-type="float" office:value="0.00117226" calcext:value-type="float">
            <text:p>1.172E-3</text:p>
          </table:table-cell>
          <table:table-cell table:formula="of:=LOG([.J27]/[.J28])/LOG([.$A27]/[.$A28])" office:value-type="float" office:value="0.968894306472341" calcext:value-type="float">
            <text:p>0.97</text:p>
          </table:table-cell>
          <table:table-cell office:value-type="float" office:value="0.0464061" calcext:value-type="float">
            <text:p>4.641E-2</text:p>
          </table:table-cell>
          <table:table-cell table:formula="of:=LOG([.L27]/[.L28])/LOG([.$A27]/[.$A28])" office:value-type="float" office:value="0.762376051407939" calcext:value-type="float">
            <text:p>0.76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723838" calcext:value-type="float">
            <text:p>7.238E-4</text:p>
          </table:table-cell>
          <table:table-cell table:formula="of:=LOG([.B28]/[.B29])/LOG([.$A28]/[.$A29])" office:value-type="float" office:value="0.955835149060325" calcext:value-type="float">
            <text:p>0.96</text:p>
          </table:table-cell>
          <table:table-cell office:value-type="float" office:value="0.0305035" calcext:value-type="float">
            <text:p>3.050E-2</text:p>
          </table:table-cell>
          <table:table-cell table:formula="of:=LOG([.D28]/[.D29])/LOG([.$A28]/[.$A29])" office:value-type="float" office:value="0.792316683589531" calcext:value-type="float">
            <text:p>0.79</text:p>
          </table:table-cell>
          <table:table-cell office:value-type="float" office:value="0.0000307116" calcext:value-type="float">
            <text:p>3.071E-5</text:p>
          </table:table-cell>
          <table:table-cell table:formula="of:=LOG([.F28]/[.F29])/LOG([.$A28]/[.$A29])" office:value-type="float" office:value="2.25829797329841" calcext:value-type="float">
            <text:p>2.26</text:p>
          </table:table-cell>
          <table:table-cell office:value-type="float" office:value="0.000875136" calcext:value-type="float">
            <text:p>8.751E-4</text:p>
          </table:table-cell>
          <table:table-cell table:formula="of:=LOG([.H28]/[.H29])/LOG([.$A28]/[.$A29])" office:value-type="float" office:value="1.61245467004157" calcext:value-type="float">
            <text:p>1.61</text:p>
          </table:table-cell>
          <table:table-cell office:value-type="float" office:value="0.00072567" calcext:value-type="float">
            <text:p>7.257E-4</text:p>
          </table:table-cell>
          <table:table-cell table:formula="of:=LOG([.J28]/[.J29])/LOG([.$A28]/[.$A29])" office:value-type="float" office:value="0.967884506445001" calcext:value-type="float">
            <text:p>0.97</text:p>
          </table:table-cell>
          <table:table-cell office:value-type="float" office:value="0.0307095" calcext:value-type="float">
            <text:p>3.071E-2</text:p>
          </table:table-cell>
          <table:table-cell table:formula="of:=LOG([.L28]/[.L29])/LOG([.$A28]/[.$A29])" office:value-type="float" office:value="0.833205123802448" calcext:value-type="float">
            <text:p>0.83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525479" calcext:value-type="float">
            <text:p>5.255E-4</text:p>
          </table:table-cell>
          <table:table-cell table:formula="of:=LOG([.B29]/[.B30])/LOG([.$A29]/[.$A30])" office:value-type="float" office:value="0.970585121275977" calcext:value-type="float">
            <text:p>0.97</text:p>
          </table:table-cell>
          <table:table-cell office:value-type="float" office:value="0.02294" calcext:value-type="float">
            <text:p>2.294E-2</text:p>
          </table:table-cell>
          <table:table-cell table:formula="of:=LOG([.D29]/[.D30])/LOG([.$A29]/[.$A30])" office:value-type="float" office:value="0.863609366723858" calcext:value-type="float">
            <text:p>0.86</text:p>
          </table:table-cell>
          <table:table-cell office:value-type="float" office:value="0.0000153357" calcext:value-type="float">
            <text:p>1.534E-5</text:p>
          </table:table-cell>
          <table:table-cell table:formula="of:=LOG([.F29]/[.F30])/LOG([.$A29]/[.$A30])" office:value-type="float" office:value="2.10464975231117" calcext:value-type="float">
            <text:p>2.10</text:p>
          </table:table-cell>
          <table:table-cell office:value-type="float" office:value="0.000549311" calcext:value-type="float">
            <text:p>5.493E-4</text:p>
          </table:table-cell>
          <table:table-cell table:formula="of:=LOG([.H29]/[.H30])/LOG([.$A29]/[.$A30])" office:value-type="float" office:value="1.41141352165104" calcext:value-type="float">
            <text:p>1.41</text:p>
          </table:table-cell>
          <table:table-cell office:value-type="float" office:value="0.000526015" calcext:value-type="float">
            <text:p>5.260E-4</text:p>
          </table:table-cell>
          <table:table-cell table:formula="of:=LOG([.J29]/[.J30])/LOG([.$A29]/[.$A30])" office:value-type="float" office:value="0.975156096700152" calcext:value-type="float">
            <text:p>0.98</text:p>
          </table:table-cell>
          <table:table-cell office:value-type="float" office:value="0.0229151" calcext:value-type="float">
            <text:p>2.292E-2</text:p>
          </table:table-cell>
          <table:table-cell table:formula="of:=LOG([.L29]/[.L30])/LOG([.$A29]/[.$A30])" office:value-type="float" office:value="0.887298830861943" calcext:value-type="float">
            <text:p>0.89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339367" calcext:value-type="float">
            <text:p>3.394E-4</text:p>
          </table:table-cell>
          <table:table-cell table:formula="of:=LOG([.B30]/[.B31])/LOG([.$A30]/[.$A31])" office:value-type="float" office:value="0.980063985262857" calcext:value-type="float">
            <text:p>0.98</text:p>
          </table:table-cell>
          <table:table-cell office:value-type="float" office:value="0.015306" calcext:value-type="float">
            <text:p>1.531E-2</text:p>
          </table:table-cell>
          <table:table-cell table:formula="of:=LOG([.D30]/[.D31])/LOG([.$A30]/[.$A31])" office:value-type="float" office:value="0.907010187761316" calcext:value-type="float">
            <text:p>0.91</text:p>
          </table:table-cell>
          <table:table-cell office:value-type="float" office:value="0.00000652098" calcext:value-type="float">
            <text:p>6.521E-6</text:p>
          </table:table-cell>
          <table:table-cell table:formula="of:=LOG([.F30]/[.F31])/LOG([.$A30]/[.$A31])" office:value-type="float" office:value="1.9168719838869" calcext:value-type="float">
            <text:p>1.92</text:p>
          </table:table-cell>
          <table:table-cell office:value-type="float" office:value="0.000306229" calcext:value-type="float">
            <text:p>3.062E-4</text:p>
          </table:table-cell>
          <table:table-cell table:formula="of:=LOG([.H30]/[.H31])/LOG([.$A30]/[.$A31])" office:value-type="float" office:value="1.30980218707954" calcext:value-type="float">
            <text:p>1.31</text:p>
          </table:table-cell>
          <table:table-cell office:value-type="float" office:value="0.000339435" calcext:value-type="float">
            <text:p>3.394E-4</text:p>
          </table:table-cell>
          <table:table-cell table:formula="of:=LOG([.J30]/[.J31])/LOG([.$A30]/[.$A31])" office:value-type="float" office:value="0.981900139677209" calcext:value-type="float">
            <text:p>0.98</text:p>
          </table:table-cell>
          <table:table-cell office:value-type="float" office:value="0.0151874" calcext:value-type="float">
            <text:p>1.519E-2</text:p>
          </table:table-cell>
          <table:table-cell table:formula="of:=LOG([.L30]/[.L31])/LOG([.$A30]/[.$A31])" office:value-type="float" office:value="0.922012231604164" calcext:value-type="float">
            <text:p>0.92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240112" calcext:value-type="float">
            <text:p>2.401E-4</text:p>
          </table:table-cell>
          <table:table-cell table:formula="of:=LOG([.B31]/[.B32])/LOG([.$A31]/[.$A32])" office:value-type="float" office:value="0.98682665613325" calcext:value-type="float">
            <text:p>0.99</text:p>
          </table:table-cell>
          <table:table-cell office:value-type="float" office:value="0.0110207" calcext:value-type="float">
            <text:p>1.102E-2</text:p>
          </table:table-cell>
          <table:table-cell table:formula="of:=LOG([.D31]/[.D32])/LOG([.$A31]/[.$A32])" office:value-type="float" office:value="0.936891422128273" calcext:value-type="float">
            <text:p>0.94</text:p>
          </table:table-cell>
          <table:table-cell office:value-type="float" office:value="0.0000035412" calcext:value-type="float">
            <text:p>3.541E-6</text:p>
          </table:table-cell>
          <table:table-cell table:formula="of:=LOG([.F31]/[.F32])/LOG([.$A31]/[.$A32])" office:value-type="float" office:value="1.74149306961007" calcext:value-type="float">
            <text:p>1.74</text:p>
          </table:table-cell>
          <table:table-cell office:value-type="float" office:value="0.000198952" calcext:value-type="float">
            <text:p>1.990E-4</text:p>
          </table:table-cell>
          <table:table-cell table:formula="of:=LOG([.H31]/[.H32])/LOG([.$A31]/[.$A32])" office:value-type="float" office:value="1.23010715419816" calcext:value-type="float">
            <text:p>1.23</text:p>
          </table:table-cell>
          <table:table-cell office:value-type="float" office:value="0.000240106" calcext:value-type="float">
            <text:p>2.401E-4</text:p>
          </table:table-cell>
          <table:table-cell table:formula="of:=LOG([.J31]/[.J32])/LOG([.$A31]/[.$A32])" office:value-type="float" office:value="0.987469396423367" calcext:value-type="float">
            <text:p>0.99</text:p>
          </table:table-cell>
          <table:table-cell office:value-type="float" office:value="0.010899" calcext:value-type="float">
            <text:p>1.090E-2</text:p>
          </table:table-cell>
          <table:table-cell table:formula="of:=LOG([.L31]/[.L32])/LOG([.$A31]/[.$A32])" office:value-type="float" office:value="0.946376747380505" calcext:value-type="float">
            <text:p>0.95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171021" calcext:value-type="float">
            <text:p>1.710E-4</text:p>
          </table:table-cell>
          <table:table-cell table:formula="of:=LOG([.B32]/[.B33])/LOG([.$A32]/[.$A33])" office:value-type="float" office:value="0.990950444910899" calcext:value-type="float">
            <text:p>0.99</text:p>
          </table:table-cell>
          <table:table-cell office:value-type="float" office:value="0.00794245" calcext:value-type="float">
            <text:p>7.942E-3</text:p>
          </table:table-cell>
          <table:table-cell table:formula="of:=LOG([.D32]/[.D33])/LOG([.$A32]/[.$A33])" office:value-type="float" office:value="0.956590103187681" calcext:value-type="float">
            <text:p>0.96</text:p>
          </table:table-cell>
          <table:table-cell office:value-type="float" office:value="0.00000202331" calcext:value-type="float">
            <text:p>2.023E-6</text:p>
          </table:table-cell>
          <table:table-cell table:formula="of:=LOG([.F32]/[.F33])/LOG([.$A32]/[.$A33])" office:value-type="float" office:value="1.63464276565444" calcext:value-type="float">
            <text:p>1.63</text:p>
          </table:table-cell>
          <table:table-cell office:value-type="float" office:value="0.000141214" calcext:value-type="float">
            <text:p>1.412E-4</text:p>
          </table:table-cell>
          <table:table-cell table:formula="of:=LOG([.H32]/[.H33])/LOG([.$A32]/[.$A33])" office:value-type="float" office:value="1.00107840434844" calcext:value-type="float">
            <text:p>1.00</text:p>
          </table:table-cell>
          <table:table-cell office:value-type="float" office:value="0.000171004" calcext:value-type="float">
            <text:p>1.710E-4</text:p>
          </table:table-cell>
          <table:table-cell table:formula="of:=LOG([.J32]/[.J33])/LOG([.$A32]/[.$A33])" office:value-type="float" office:value="0.991167779626803" calcext:value-type="float">
            <text:p>0.99</text:p>
          </table:table-cell>
          <table:table-cell office:value-type="float" office:value="0.0078376" calcext:value-type="float">
            <text:p>7.838E-3</text:p>
          </table:table-cell>
          <table:table-cell table:formula="of:=LOG([.L32]/[.L33])/LOG([.$A32]/[.$A33])" office:value-type="float" office:value="0.962970746448015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108547" calcext:value-type="float">
            <text:p>1.085E-4</text:p>
          </table:table-cell>
          <table:table-cell table:formula="of:=LOG([.B33]/[.B34])/LOG([.$A33]/[.$A34])" office:value-type="float" office:value="0.993793830042685" calcext:value-type="float">
            <text:p>0.99</text:p>
          </table:table-cell>
          <table:table-cell office:value-type="float" office:value="0.00509878" calcext:value-type="float">
            <text:p>5.099E-3</text:p>
          </table:table-cell>
          <table:table-cell table:formula="of:=LOG([.D33]/[.D34])/LOG([.$A33]/[.$A34])" office:value-type="float" office:value="0.968910677413537" calcext:value-type="float">
            <text:p>0.97</text:p>
          </table:table-cell>
          <table:table-cell office:value-type="float" office:value="0.000000990044" calcext:value-type="float">
            <text:p>9.900E-7</text:p>
          </table:table-cell>
          <table:table-cell table:formula="of:=LOG([.F33]/[.F34])/LOG([.$A33]/[.$A34])" office:value-type="float" office:value="1.56247258118102" calcext:value-type="float">
            <text:p>1.56</text:p>
          </table:table-cell>
          <table:table-cell office:value-type="float" office:value="0.0000894797" calcext:value-type="float">
            <text:p>8.948E-5</text:p>
          </table:table-cell>
          <table:table-cell table:formula="of:=LOG([.H33]/[.H34])/LOG([.$A33]/[.$A34])" office:value-type="float" office:value="0.997426179245086" calcext:value-type="float">
            <text:p>1.00</text:p>
          </table:table-cell>
          <table:table-cell office:value-type="float" office:value="0.000108536" calcext:value-type="float">
            <text:p>1.085E-4</text:p>
          </table:table-cell>
          <table:table-cell table:formula="of:=LOG([.J33]/[.J34])/LOG([.$A33]/[.$A34])" office:value-type="float" office:value="0.993798061808472" calcext:value-type="float">
            <text:p>0.99</text:p>
          </table:table-cell>
          <table:table-cell office:value-type="float" office:value="0.00502184" calcext:value-type="float">
            <text:p>5.022E-3</text:p>
          </table:table-cell>
          <table:table-cell table:formula="of:=LOG([.L33]/[.L34])/LOG([.$A33]/[.$A34])" office:value-type="float" office:value="0.973098679209798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00424755" calcext:value-type="float">
            <text:p>4.248E-5</text:p>
          </table:table-cell>
          <table:table-cell/>
          <table:table-cell office:value-type="float" office:value="0.000698702" calcext:value-type="float">
            <text:p>6.987E-4</text:p>
          </table:table-cell>
          <table:table-cell/>
          <table:table-cell office:value-type="float" office:value="0.000380577" calcext:value-type="float">
            <text:p>3.806E-4</text:p>
          </table:table-cell>
          <table:table-cell/>
          <table:table-cell office:value-type="float" office:value="0.00695449" calcext:value-type="float">
            <text:p>6.954E-3</text:p>
          </table:table-cell>
          <table:table-cell/>
          <table:table-cell office:value-type="float" office:value="0.000376936" calcext:value-type="float">
            <text:p>3.769E-4</text:p>
          </table:table-cell>
          <table:table-cell/>
          <table:table-cell office:value-type="float" office:value="0.00691389" calcext:value-type="float">
            <text:p>6.914E-3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00157475" calcext:value-type="float">
            <text:p>1.575E-5</text:p>
          </table:table-cell>
          <table:table-cell table:formula="of:=LOG([.B38]/[.B39])/LOG([.$A38]/[.$A39])" office:value-type="float" office:value="2.96160048856618" calcext:value-type="float">
            <text:p>2.96</text:p>
          </table:table-cell>
          <table:table-cell office:value-type="float" office:value="0.000257166" calcext:value-type="float">
            <text:p>2.572E-4</text:p>
          </table:table-cell>
          <table:table-cell table:formula="of:=LOG([.D38]/[.D39])/LOG([.$A38]/[.$A39])" office:value-type="float" office:value="2.98325994734152" calcext:value-type="float">
            <text:p>2.98</text:p>
          </table:table-cell>
          <table:table-cell office:value-type="float" office:value="0.000183738" calcext:value-type="float">
            <text:p>1.837E-4</text:p>
          </table:table-cell>
          <table:table-cell table:formula="of:=LOG([.F38]/[.F39])/LOG([.$A38]/[.$A39])" office:value-type="float" office:value="2.17342454176893" calcext:value-type="float">
            <text:p>2.17</text:p>
          </table:table-cell>
          <table:table-cell office:value-type="float" office:value="0.00420876" calcext:value-type="float">
            <text:p>4.209E-3</text:p>
          </table:table-cell>
          <table:table-cell table:formula="of:=LOG([.H38]/[.H39])/LOG([.$A38]/[.$A39])" office:value-type="float" office:value="1.49899679540407" calcext:value-type="float">
            <text:p>1.50</text:p>
          </table:table-cell>
          <table:table-cell office:value-type="float" office:value="0.000182496" calcext:value-type="float">
            <text:p>1.825E-4</text:p>
          </table:table-cell>
          <table:table-cell table:formula="of:=LOG([.J38]/[.J39])/LOG([.$A38]/[.$A39])" office:value-type="float" office:value="2.16497611577538" calcext:value-type="float">
            <text:p>2.16</text:p>
          </table:table-cell>
          <table:table-cell office:value-type="float" office:value="0.0041931" calcext:value-type="float">
            <text:p>4.193E-3</text:p>
          </table:table-cell>
          <table:table-cell table:formula="of:=LOG([.L38]/[.L39])/LOG([.$A38]/[.$A39])" office:value-type="float" office:value="1.49264731147342" calcext:value-type="float">
            <text:p>1.49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00360957" calcext:value-type="float">
            <text:p>3.610E-6</text:p>
          </table:table-cell>
          <table:table-cell table:formula="of:=LOG([.B39]/[.B40])/LOG([.$A39]/[.$A40])" office:value-type="float" office:value="2.97290120365509" calcext:value-type="float">
            <text:p>2.97</text:p>
          </table:table-cell>
          <table:table-cell office:value-type="float" office:value="0.0000580932" calcext:value-type="float">
            <text:p>5.809E-5</text:p>
          </table:table-cell>
          <table:table-cell table:formula="of:=LOG([.D39]/[.D40])/LOG([.$A39]/[.$A40])" office:value-type="float" office:value="3.0023260278051" calcext:value-type="float">
            <text:p>3.00</text:p>
          </table:table-cell>
          <table:table-cell office:value-type="float" office:value="0.0000673916" calcext:value-type="float">
            <text:p>6.739E-5</text:p>
          </table:table-cell>
          <table:table-cell table:formula="of:=LOG([.F39]/[.F40])/LOG([.$A39]/[.$A40])" office:value-type="float" office:value="2.02417062020087" calcext:value-type="float">
            <text:p>2.02</text:p>
          </table:table-cell>
          <table:table-cell office:value-type="float" office:value="0.00213613" calcext:value-type="float">
            <text:p>2.136E-3</text:p>
          </table:table-cell>
          <table:table-cell table:formula="of:=LOG([.H39]/[.H40])/LOG([.$A39]/[.$A40])" office:value-type="float" office:value="1.36864355997666" calcext:value-type="float">
            <text:p>1.37</text:p>
          </table:table-cell>
          <table:table-cell office:value-type="float" office:value="0.0000671705" calcext:value-type="float">
            <text:p>6.717E-5</text:p>
          </table:table-cell>
          <table:table-cell table:formula="of:=LOG([.J39]/[.J40])/LOG([.$A39]/[.$A40])" office:value-type="float" office:value="2.01711449837251" calcext:value-type="float">
            <text:p>2.02</text:p>
          </table:table-cell>
          <table:table-cell office:value-type="float" office:value="0.00213334" calcext:value-type="float">
            <text:p>2.133E-3</text:p>
          </table:table-cell>
          <table:table-cell table:formula="of:=LOG([.L39]/[.L40])/LOG([.$A39]/[.$A40])" office:value-type="float" office:value="1.36375806497164" calcext:value-type="float">
            <text:p>1.36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00134955" calcext:value-type="float">
            <text:p>1.350E-6</text:p>
          </table:table-cell>
          <table:table-cell table:formula="of:=LOG([.B40]/[.B41])/LOG([.$A40]/[.$A41])" office:value-type="float" office:value="2.98159739101929" calcext:value-type="float">
            <text:p>2.98</text:p>
          </table:table-cell>
          <table:table-cell office:value-type="float" office:value="0.0000215762" calcext:value-type="float">
            <text:p>2.158E-5</text:p>
          </table:table-cell>
          <table:table-cell table:formula="of:=LOG([.D40]/[.D41])/LOG([.$A40]/[.$A41])" office:value-type="float" office:value="3.00172179799923" calcext:value-type="float">
            <text:p>3.00</text:p>
          </table:table-cell>
          <table:table-cell office:value-type="float" office:value="0.0000367788" calcext:value-type="float">
            <text:p>3.678E-5</text:p>
          </table:table-cell>
          <table:table-cell table:formula="of:=LOG([.F40]/[.F41])/LOG([.$A40]/[.$A41])" office:value-type="float" office:value="1.83535245516349" calcext:value-type="float">
            <text:p>1.84</text:p>
          </table:table-cell>
          <table:table-cell office:value-type="float" office:value="0.00140358" calcext:value-type="float">
            <text:p>1.404E-3</text:p>
          </table:table-cell>
          <table:table-cell table:formula="of:=LOG([.H40]/[.H41])/LOG([.$A40]/[.$A41])" office:value-type="float" office:value="1.27277724155522" calcext:value-type="float">
            <text:p>1.27</text:p>
          </table:table-cell>
          <table:table-cell office:value-type="float" office:value="0.0000367136" calcext:value-type="float">
            <text:p>3.671E-5</text:p>
          </table:table-cell>
          <table:table-cell table:formula="of:=LOG([.J40]/[.J41])/LOG([.$A40]/[.$A41])" office:value-type="float" office:value="1.83077047639102" calcext:value-type="float">
            <text:p>1.83</text:p>
          </table:table-cell>
          <table:table-cell office:value-type="float" office:value="0.00140247" calcext:value-type="float">
            <text:p>1.402E-3</text:p>
          </table:table-cell>
          <table:table-cell table:formula="of:=LOG([.L40]/[.L41])/LOG([.$A40]/[.$A41])" office:value-type="float" office:value="1.27121401808104" calcext:value-type="float">
            <text:p>1.27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000355993" calcext:value-type="float">
            <text:p>3.560E-7</text:p>
          </table:table-cell>
          <table:table-cell table:formula="of:=LOG([.B41]/[.B42])/LOG([.$A41]/[.$A42])" office:value-type="float" office:value="2.98710980524786" calcext:value-type="float">
            <text:p>2.99</text:p>
          </table:table-cell>
          <table:table-cell office:value-type="float" office:value="0.00000566108" calcext:value-type="float">
            <text:p>5.661E-6</text:p>
          </table:table-cell>
          <table:table-cell table:formula="of:=LOG([.D41]/[.D42])/LOG([.$A41]/[.$A42])" office:value-type="float" office:value="2.99912614555052" calcext:value-type="float">
            <text:p>3.00</text:p>
          </table:table-cell>
          <table:table-cell office:value-type="float" office:value="0.0000173264" calcext:value-type="float">
            <text:p>1.733E-5</text:p>
          </table:table-cell>
          <table:table-cell table:formula="of:=LOG([.F41]/[.F42])/LOG([.$A41]/[.$A42])" office:value-type="float" office:value="1.68718474827922" calcext:value-type="float">
            <text:p>1.69</text:p>
          </table:table-cell>
          <table:table-cell office:value-type="float" office:value="0.000843146" calcext:value-type="float">
            <text:p>8.431E-4</text:p>
          </table:table-cell>
          <table:table-cell table:formula="of:=LOG([.H41]/[.H42])/LOG([.$A41]/[.$A42])" office:value-type="float" office:value="1.14238090721975" calcext:value-type="float">
            <text:p>1.14</text:p>
          </table:table-cell>
          <table:table-cell office:value-type="float" office:value="0.0000173145" calcext:value-type="float">
            <text:p>1.731E-5</text:p>
          </table:table-cell>
          <table:table-cell table:formula="of:=LOG([.J41]/[.J42])/LOG([.$A41]/[.$A42])" office:value-type="float" office:value="1.68474755748577" calcext:value-type="float">
            <text:p>1.68</text:p>
          </table:table-cell>
          <table:table-cell office:value-type="float" office:value="0.000842134" calcext:value-type="float">
            <text:p>8.421E-4</text:p>
          </table:table-cell>
          <table:table-cell table:formula="of:=LOG([.L41]/[.L42])/LOG([.$A41]/[.$A42])" office:value-type="float" office:value="1.14329957918168" calcext:value-type="float">
            <text:p>1.14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000124735" calcext:value-type="float">
            <text:p>1.247E-7</text:p>
          </table:table-cell>
          <table:table-cell table:formula="of:=LOG([.B42]/[.B43])/LOG([.$A42]/[.$A43])" office:value-type="float" office:value="2.99125526969004" calcext:value-type="float">
            <text:p>2.99</text:p>
          </table:table-cell>
          <table:table-cell office:value-type="float" office:value="0.00000198335" calcext:value-type="float">
            <text:p>1.983E-6</text:p>
          </table:table-cell>
          <table:table-cell table:formula="of:=LOG([.D42]/[.D43])/LOG([.$A42]/[.$A43])" office:value-type="float" office:value="2.99156266613525" calcext:value-type="float">
            <text:p>2.99</text:p>
          </table:table-cell>
          <table:table-cell office:value-type="float" office:value="0.00000992612" calcext:value-type="float">
            <text:p>9.926E-6</text:p>
          </table:table-cell>
          <table:table-cell table:formula="of:=LOG([.F42]/[.F43])/LOG([.$A42]/[.$A43])" office:value-type="float" office:value="1.58890300735088" calcext:value-type="float">
            <text:p>1.59</text:p>
          </table:table-cell>
          <table:table-cell office:value-type="float" office:value="0.000592764" calcext:value-type="float">
            <text:p>5.928E-4</text:p>
          </table:table-cell>
          <table:table-cell table:formula="of:=LOG([.H42]/[.H43])/LOG([.$A42]/[.$A43])" office:value-type="float" office:value="1.00498764364426" calcext:value-type="float">
            <text:p>1.00</text:p>
          </table:table-cell>
          <table:table-cell office:value-type="float" office:value="0.00000992303" calcext:value-type="float">
            <text:p>9.923E-6</text:p>
          </table:table-cell>
          <table:table-cell table:formula="of:=LOG([.J42]/[.J43])/LOG([.$A42]/[.$A43])" office:value-type="float" office:value="1.58783139866802" calcext:value-type="float">
            <text:p>1.59</text:p>
          </table:table-cell>
          <table:table-cell office:value-type="float" office:value="0.000592406" calcext:value-type="float">
            <text:p>5.924E-4</text:p>
          </table:table-cell>
          <table:table-cell table:formula="of:=LOG([.L42]/[.L43])/LOG([.$A42]/[.$A43])" office:value-type="float" office:value="1.00328523913651" calcext:value-type="float">
            <text:p>1.00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0000447452" calcext:value-type="float">
            <text:p>4.475E-8</text:p>
          </table:table-cell>
          <table:table-cell table:formula="of:=LOG([.B43]/[.B44])/LOG([.$A43]/[.$A44])" office:value-type="float" office:value="2.99402410627203" calcext:value-type="float">
            <text:p>2.99</text:p>
          </table:table-cell>
          <table:table-cell office:value-type="float" office:value="0.000000712666" calcext:value-type="float">
            <text:p>7.127E-7</text:p>
          </table:table-cell>
          <table:table-cell table:formula="of:=LOG([.D43]/[.D44])/LOG([.$A43]/[.$A44])" office:value-type="float" office:value="2.98912493186642" calcext:value-type="float">
            <text:p>2.99</text:p>
          </table:table-cell>
          <table:table-cell office:value-type="float" office:value="0.00000585175" calcext:value-type="float">
            <text:p>5.852E-6</text:p>
          </table:table-cell>
          <table:table-cell table:formula="of:=LOG([.F43]/[.F44])/LOG([.$A43]/[.$A44])" office:value-type="float" office:value="1.54322824566474" calcext:value-type="float">
            <text:p>1.54</text:p>
          </table:table-cell>
          <table:table-cell office:value-type="float" office:value="0.000422168" calcext:value-type="float">
            <text:p>4.222E-4</text:p>
          </table:table-cell>
          <table:table-cell table:formula="of:=LOG([.H43]/[.H44])/LOG([.$A43]/[.$A44])" office:value-type="float" office:value="0.991166202177613" calcext:value-type="float">
            <text:p>0.99</text:p>
          </table:table-cell>
          <table:table-cell office:value-type="float" office:value="0.00000585091" calcext:value-type="float">
            <text:p>5.851E-6</text:p>
          </table:table-cell>
          <table:table-cell table:formula="of:=LOG([.J43]/[.J44])/LOG([.$A43]/[.$A44])" office:value-type="float" office:value="1.54273822670346" calcext:value-type="float">
            <text:p>1.54</text:p>
          </table:table-cell>
          <table:table-cell office:value-type="float" office:value="0.000422037" calcext:value-type="float">
            <text:p>4.220E-4</text:p>
          </table:table-cell>
          <table:table-cell table:formula="of:=LOG([.L43]/[.L44])/LOG([.$A43]/[.$A44])" office:value-type="float" office:value="0.990308239913765" calcext:value-type="float">
            <text:p>0.99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0000113691" calcext:value-type="float">
            <text:p>1.137E-8</text:p>
          </table:table-cell>
          <table:table-cell table:formula="of:=LOG([.B44]/[.B45])/LOG([.$A44]/[.$A45])" office:value-type="float" office:value="2.99510068382046" calcext:value-type="float">
            <text:p>3.00</text:p>
          </table:table-cell>
          <table:table-cell office:value-type="float" office:value="0.000000184518" calcext:value-type="float">
            <text:p>1.845E-7</text:p>
          </table:table-cell>
          <table:table-cell table:formula="of:=LOG([.D44]/[.D45])/LOG([.$A44]/[.$A45])" office:value-type="float" office:value="2.95396065470718" calcext:value-type="float">
            <text:p>2.95</text:p>
          </table:table-cell>
          <table:table-cell office:value-type="float" office:value="0.00000292365" calcext:value-type="float">
            <text:p>2.924E-6</text:p>
          </table:table-cell>
          <table:table-cell table:formula="of:=LOG([.F44]/[.F45])/LOG([.$A44]/[.$A45])" office:value-type="float" office:value="1.51693074694312" calcext:value-type="float">
            <text:p>1.52</text:p>
          </table:table-cell>
          <table:table-cell office:value-type="float" office:value="0.000267699" calcext:value-type="float">
            <text:p>2.677E-4</text:p>
          </table:table-cell>
          <table:table-cell table:formula="of:=LOG([.H44]/[.H45])/LOG([.$A44]/[.$A45])" office:value-type="float" office:value="0.995842235938455" calcext:value-type="float">
            <text:p>1.00</text:p>
          </table:table-cell>
          <table:table-cell office:value-type="float" office:value="0.0000029235" calcext:value-type="float">
            <text:p>2.924E-6</text:p>
          </table:table-cell>
          <table:table-cell table:formula="of:=LOG([.J44]/[.J45])/LOG([.$A44]/[.$A45])" office:value-type="float" office:value="1.5167290819301" calcext:value-type="float">
            <text:p>1.52</text:p>
          </table:table-cell>
          <table:table-cell office:value-type="float" office:value="0.000267665" calcext:value-type="float">
            <text:p>2.677E-4</text:p>
          </table:table-cell>
          <table:table-cell table:formula="of:=LOG([.L44]/[.L45])/LOG([.$A44]/[.$A45])" office:value-type="float" office:value="0.995441453430849" calcext:value-type="float">
            <text:p>1.00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ot(xyz) (R3):</text:p>
          </table:table-cell>
          <table:table-cell office:value-type="string" calcext:value-type="string">
            <text:p>[x*(y^2-z^2), y*(z^2-x^2), z*(x^2-y^2)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Rot(xyz):</text:p>
          </table:table-cell>
          <table:table-cell office:value-type="string" calcext:value-type="string">
            <text:p>-12*Rot(xyz)</text:p>
          </table:table-cell>
          <table:table-cell table:style-name="ce9" office:value-type="string" calcext:value-type="string">
            <text:p>LCBd(xyz):</text:p>
          </table:table-cell>
          <table:table-cell office:value-type="float" office:value="0" calcext:value-type="float">
            <text:p>0.000E+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GL4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447645" calcext:value-type="float">
            <text:p>4.476E-3</text:p>
          </table:table-cell>
          <table:table-cell/>
          <table:table-cell office:value-type="float" office:value="0.156206" calcext:value-type="float">
            <text:p>1.562E-1</text:p>
          </table:table-cell>
          <table:table-cell/>
          <table:table-cell office:value-type="float" office:value="0.000873253" calcext:value-type="float">
            <text:p>8.733E-4</text:p>
          </table:table-cell>
          <table:table-cell/>
          <table:table-cell office:value-type="float" office:value="0.0270878" calcext:value-type="float">
            <text:p>2.709E-2</text:p>
          </table:table-cell>
          <table:table-cell/>
          <table:table-cell office:value-type="float" office:value="0.00456638" calcext:value-type="float">
            <text:p>4.566E-3</text:p>
          </table:table-cell>
          <table:table-cell/>
          <table:table-cell office:value-type="float" office:value="0.154998" calcext:value-type="float">
            <text:p>1.550E-1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32916" calcext:value-type="float">
            <text:p>3.292E-3</text:p>
          </table:table-cell>
          <table:table-cell table:formula="of:=LOG([.B54]/[.B55])/LOG([.$A54]/[.$A55])" office:value-type="float" office:value="0.917679330933145" calcext:value-type="float">
            <text:p>0.92</text:p>
          </table:table-cell>
          <table:table-cell office:value-type="float" office:value="0.123869" calcext:value-type="float">
            <text:p>1.239E-1</text:p>
          </table:table-cell>
          <table:table-cell table:formula="of:=LOG([.D54]/[.D55])/LOG([.$A54]/[.$A55])" office:value-type="float" office:value="0.692314807539312" calcext:value-type="float">
            <text:p>0.69</text:p>
          </table:table-cell>
          <table:table-cell office:value-type="float" office:value="0.000532111" calcext:value-type="float">
            <text:p>5.321E-4</text:p>
          </table:table-cell>
          <table:table-cell table:formula="of:=LOG([.F54]/[.F55])/LOG([.$A54]/[.$A55])" office:value-type="float" office:value="1.47856257107678" calcext:value-type="float">
            <text:p>1.48</text:p>
          </table:table-cell>
          <table:table-cell office:value-type="float" office:value="0.019835" calcext:value-type="float">
            <text:p>1.984E-2</text:p>
          </table:table-cell>
          <table:table-cell table:formula="of:=LOG([.H54]/[.H55])/LOG([.$A54]/[.$A55])" office:value-type="float" office:value="0.930152087386098" calcext:value-type="float">
            <text:p>0.93</text:p>
          </table:table-cell>
          <table:table-cell office:value-type="float" office:value="0.00333655" calcext:value-type="float">
            <text:p>3.337E-3</text:p>
          </table:table-cell>
          <table:table-cell table:formula="of:=LOG([.J54]/[.J55])/LOG([.$A54]/[.$A55])" office:value-type="float" office:value="0.936563442688913" calcext:value-type="float">
            <text:p>0.94</text:p>
          </table:table-cell>
          <table:table-cell office:value-type="float" office:value="0.121933" calcext:value-type="float">
            <text:p>1.219E-1</text:p>
          </table:table-cell>
          <table:table-cell table:formula="of:=LOG([.L54]/[.L55])/LOG([.$A54]/[.$A55])" office:value-type="float" office:value="0.716161147077911" calcext:value-type="float">
            <text:p>0.72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205918" calcext:value-type="float">
            <text:p>2.059E-3</text:p>
          </table:table-cell>
          <table:table-cell table:formula="of:=LOG([.B55]/[.B56])/LOG([.$A55]/[.$A56])" office:value-type="float" office:value="0.946638586983027" calcext:value-type="float">
            <text:p>0.95</text:p>
          </table:table-cell>
          <table:table-cell office:value-type="float" office:value="0.0831758" calcext:value-type="float">
            <text:p>8.318E-2</text:p>
          </table:table-cell>
          <table:table-cell table:formula="of:=LOG([.D55]/[.D56])/LOG([.$A55]/[.$A56])" office:value-type="float" office:value="0.803759018033335" calcext:value-type="float">
            <text:p>0.80</text:p>
          </table:table-cell>
          <table:table-cell office:value-type="float" office:value="0.0002561" calcext:value-type="float">
            <text:p>2.561E-4</text:p>
          </table:table-cell>
          <table:table-cell table:formula="of:=LOG([.F55]/[.F56])/LOG([.$A55]/[.$A56])" office:value-type="float" office:value="1.47583043741404" calcext:value-type="float">
            <text:p>1.48</text:p>
          </table:table-cell>
          <table:table-cell office:value-type="float" office:value="0.0122876" calcext:value-type="float">
            <text:p>1.229E-2</text:p>
          </table:table-cell>
          <table:table-cell table:formula="of:=LOG([.H55]/[.H56])/LOG([.$A55]/[.$A56])" office:value-type="float" office:value="0.96639917420478" calcext:value-type="float">
            <text:p>0.97</text:p>
          </table:table-cell>
          <table:table-cell office:value-type="float" office:value="0.00207473" calcext:value-type="float">
            <text:p>2.075E-3</text:p>
          </table:table-cell>
          <table:table-cell table:formula="of:=LOG([.J55]/[.J56])/LOG([.$A55]/[.$A56])" office:value-type="float" office:value="0.958828914090743" calcext:value-type="float">
            <text:p>0.96</text:p>
          </table:table-cell>
          <table:table-cell office:value-type="float" office:value="0.0813932" calcext:value-type="float">
            <text:p>8.139E-2</text:p>
          </table:table-cell>
          <table:table-cell table:formula="of:=LOG([.L55]/[.L56])/LOG([.$A55]/[.$A56])" office:value-type="float" office:value="0.815689966018005" calcext:value-type="float">
            <text:p>0.82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149677" calcext:value-type="float">
            <text:p>1.497E-3</text:p>
          </table:table-cell>
          <table:table-cell table:formula="of:=LOG([.B56]/[.B57])/LOG([.$A56]/[.$A57])" office:value-type="float" office:value="0.966769572935453" calcext:value-type="float">
            <text:p>0.97</text:p>
          </table:table-cell>
          <table:table-cell office:value-type="float" office:value="0.0623172" calcext:value-type="float">
            <text:p>6.232E-2</text:p>
          </table:table-cell>
          <table:table-cell table:formula="of:=LOG([.D56]/[.D57])/LOG([.$A56]/[.$A57])" office:value-type="float" office:value="0.875003514398407" calcext:value-type="float">
            <text:p>0.88</text:p>
          </table:table-cell>
          <table:table-cell office:value-type="float" office:value="0.000157068" calcext:value-type="float">
            <text:p>1.571E-4</text:p>
          </table:table-cell>
          <table:table-cell table:formula="of:=LOG([.F56]/[.F57])/LOG([.$A56]/[.$A57])" office:value-type="float" office:value="1.4816474830165" calcext:value-type="float">
            <text:p>1.48</text:p>
          </table:table-cell>
          <table:table-cell office:value-type="float" office:value="0.00894117" calcext:value-type="float">
            <text:p>8.941E-3</text:p>
          </table:table-cell>
          <table:table-cell table:formula="of:=LOG([.H56]/[.H57])/LOG([.$A56]/[.$A57])" office:value-type="float" office:value="0.963513993032978" calcext:value-type="float">
            <text:p>0.96</text:p>
          </table:table-cell>
          <table:table-cell office:value-type="float" office:value="0.00150441" calcext:value-type="float">
            <text:p>1.504E-3</text:p>
          </table:table-cell>
          <table:table-cell table:formula="of:=LOG([.J56]/[.J57])/LOG([.$A56]/[.$A57])" office:value-type="float" office:value="0.97413959968824" calcext:value-type="float">
            <text:p>0.97</text:p>
          </table:table-cell>
          <table:table-cell office:value-type="float" office:value="0.0608538" calcext:value-type="float">
            <text:p>6.085E-2</text:p>
          </table:table-cell>
          <table:table-cell table:formula="of:=LOG([.L56]/[.L57])/LOG([.$A56]/[.$A57])" office:value-type="float" office:value="0.881363303196146" calcext:value-type="float">
            <text:p>0.88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967447" calcext:value-type="float">
            <text:p>9.674E-4</text:p>
          </table:table-cell>
          <table:table-cell table:formula="of:=LOG([.B57]/[.B58])/LOG([.$A57]/[.$A58])" office:value-type="float" office:value="0.978216909927228" calcext:value-type="float">
            <text:p>0.98</text:p>
          </table:table-cell>
          <table:table-cell office:value-type="float" office:value="0.0414123" calcext:value-type="float">
            <text:p>4.141E-2</text:p>
          </table:table-cell>
          <table:table-cell table:formula="of:=LOG([.D57]/[.D58])/LOG([.$A57]/[.$A58])" office:value-type="float" office:value="0.916026397778527" calcext:value-type="float">
            <text:p>0.92</text:p>
          </table:table-cell>
          <table:table-cell office:value-type="float" office:value="0.0000809156" calcext:value-type="float">
            <text:p>8.092E-5</text:p>
          </table:table-cell>
          <table:table-cell table:formula="of:=LOG([.F57]/[.F58])/LOG([.$A57]/[.$A58])" office:value-type="float" office:value="1.48675068562272" calcext:value-type="float">
            <text:p>1.49</text:p>
          </table:table-cell>
          <table:table-cell office:value-type="float" office:value="0.00577714" calcext:value-type="float">
            <text:p>5.777E-3</text:p>
          </table:table-cell>
          <table:table-cell table:formula="of:=LOG([.H57]/[.H58])/LOG([.$A57]/[.$A58])" office:value-type="float" office:value="0.979009548724137" calcext:value-type="float">
            <text:p>0.98</text:p>
          </table:table-cell>
          <table:table-cell office:value-type="float" office:value="0.000970403" calcext:value-type="float">
            <text:p>9.704E-4</text:p>
          </table:table-cell>
          <table:table-cell table:formula="of:=LOG([.J57]/[.J58])/LOG([.$A57]/[.$A58])" office:value-type="float" office:value="0.982790850749222" calcext:value-type="float">
            <text:p>0.98</text:p>
          </table:table-cell>
          <table:table-cell office:value-type="float" office:value="0.0403609" calcext:value-type="float">
            <text:p>4.036E-2</text:p>
          </table:table-cell>
          <table:table-cell table:formula="of:=LOG([.L57]/[.L58])/LOG([.$A57]/[.$A58])" office:value-type="float" office:value="0.920404658797168" calcext:value-type="float">
            <text:p>0.92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68471" calcext:value-type="float">
            <text:p>6.847E-4</text:p>
          </table:table-cell>
          <table:table-cell table:formula="of:=LOG([.B58]/[.B59])/LOG([.$A58]/[.$A59])" office:value-type="float" office:value="0.985938496583466" calcext:value-type="float">
            <text:p>0.99</text:p>
          </table:table-cell>
          <table:table-cell office:value-type="float" office:value="0.029749" calcext:value-type="float">
            <text:p>2.975E-2</text:p>
          </table:table-cell>
          <table:table-cell table:formula="of:=LOG([.D58]/[.D59])/LOG([.$A58]/[.$A59])" office:value-type="float" office:value="0.943488302844754" calcext:value-type="float">
            <text:p>0.94</text:p>
          </table:table-cell>
          <table:table-cell office:value-type="float" office:value="0.0000480084" calcext:value-type="float">
            <text:p>4.801E-5</text:p>
          </table:table-cell>
          <table:table-cell table:formula="of:=LOG([.F58]/[.F59])/LOG([.$A58]/[.$A59])" office:value-type="float" office:value="1.48898421751468" calcext:value-type="float">
            <text:p>1.49</text:p>
          </table:table-cell>
          <table:table-cell office:value-type="float" office:value="0.00411201" calcext:value-type="float">
            <text:p>4.112E-3</text:p>
          </table:table-cell>
          <table:table-cell table:formula="of:=LOG([.H58]/[.H59])/LOG([.$A58]/[.$A59])" office:value-type="float" office:value="0.969770384577848" calcext:value-type="float">
            <text:p>0.97</text:p>
          </table:table-cell>
          <table:table-cell office:value-type="float" office:value="0.000686128" calcext:value-type="float">
            <text:p>6.861E-4</text:p>
          </table:table-cell>
          <table:table-cell table:formula="of:=LOG([.J58]/[.J59])/LOG([.$A58]/[.$A59])" office:value-type="float" office:value="0.988739441821352" calcext:value-type="float">
            <text:p>0.99</text:p>
          </table:table-cell>
          <table:table-cell office:value-type="float" office:value="0.0289918" calcext:value-type="float">
            <text:p>2.899E-2</text:p>
          </table:table-cell>
          <table:table-cell table:formula="of:=LOG([.L58]/[.L59])/LOG([.$A58]/[.$A59])" office:value-type="float" office:value="0.943676676780451" calcext:value-type="float">
            <text:p>0.94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487757" calcext:value-type="float">
            <text:p>4.878E-4</text:p>
          </table:table-cell>
          <table:table-cell table:formula="of:=LOG([.B59]/[.B60])/LOG([.$A59]/[.$A60])" office:value-type="float" office:value="0.990538476814794" calcext:value-type="float">
            <text:p>0.99</text:p>
          </table:table-cell>
          <table:table-cell office:value-type="float" office:value="0.021404" calcext:value-type="float">
            <text:p>2.140E-2</text:p>
          </table:table-cell>
          <table:table-cell table:formula="of:=LOG([.D59]/[.D60])/LOG([.$A59]/[.$A60])" office:value-type="float" office:value="0.961450150135894" calcext:value-type="float">
            <text:p>0.96</text:p>
          </table:table-cell>
          <table:table-cell office:value-type="float" office:value="0.0000288811" calcext:value-type="float">
            <text:p>2.888E-5</text:p>
          </table:table-cell>
          <table:table-cell table:formula="of:=LOG([.F59]/[.F60])/LOG([.$A59]/[.$A60])" office:value-type="float" office:value="1.48411826985489" calcext:value-type="float">
            <text:p>1.48</text:p>
          </table:table-cell>
          <table:table-cell office:value-type="float" office:value="0.00295094" calcext:value-type="float">
            <text:p>2.951E-3</text:p>
          </table:table-cell>
          <table:table-cell table:formula="of:=LOG([.H59]/[.H60])/LOG([.$A59]/[.$A60])" office:value-type="float" office:value="0.968957056764354" calcext:value-type="float">
            <text:p>0.97</text:p>
          </table:table-cell>
          <table:table-cell office:value-type="float" office:value="0.000488458" calcext:value-type="float">
            <text:p>4.885E-4</text:p>
          </table:table-cell>
          <table:table-cell table:formula="of:=LOG([.J59]/[.J60])/LOG([.$A59]/[.$A60])" office:value-type="float" office:value="0.992386070294389" calcext:value-type="float">
            <text:p>0.99</text:p>
          </table:table-cell>
          <table:table-cell office:value-type="float" office:value="0.0208461" calcext:value-type="float">
            <text:p>2.085E-2</text:p>
          </table:table-cell>
          <table:table-cell table:formula="of:=LOG([.L59]/[.L60])/LOG([.$A59]/[.$A60])" office:value-type="float" office:value="0.963285490941513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309614" calcext:value-type="float">
            <text:p>3.096E-4</text:p>
          </table:table-cell>
          <table:table-cell table:formula="of:=LOG([.B60]/[.B61])/LOG([.$A60]/[.$A61])" office:value-type="float" office:value="0.993548713999228" calcext:value-type="float">
            <text:p>0.99</text:p>
          </table:table-cell>
          <table:table-cell office:value-type="float" office:value="0.0137194" calcext:value-type="float">
            <text:p>1.372E-2</text:p>
          </table:table-cell>
          <table:table-cell table:formula="of:=LOG([.D60]/[.D61])/LOG([.$A60]/[.$A61])" office:value-type="float" office:value="0.972291290070635" calcext:value-type="float">
            <text:p>0.97</text:p>
          </table:table-cell>
          <table:table-cell office:value-type="float" office:value="0.000015088" calcext:value-type="float">
            <text:p>1.509E-5</text:p>
          </table:table-cell>
          <table:table-cell table:formula="of:=LOG([.F60]/[.F61])/LOG([.$A60]/[.$A61])" office:value-type="float" office:value="1.41938779242611" calcext:value-type="float">
            <text:p>1.42</text:p>
          </table:table-cell>
          <table:table-cell office:value-type="float" office:value="0.00194607" calcext:value-type="float">
            <text:p>1.946E-3</text:p>
          </table:table-cell>
          <table:table-cell table:formula="of:=LOG([.H60]/[.H61])/LOG([.$A60]/[.$A61])" office:value-type="float" office:value="0.910086425158332" calcext:value-type="float">
            <text:p>0.91</text:p>
          </table:table-cell>
          <table:table-cell office:value-type="float" office:value="0.000309913" calcext:value-type="float">
            <text:p>3.099E-4</text:p>
          </table:table-cell>
          <table:table-cell table:formula="of:=LOG([.J60]/[.J61])/LOG([.$A60]/[.$A61])" office:value-type="float" office:value="0.994578148614814" calcext:value-type="float">
            <text:p>0.99</text:p>
          </table:table-cell>
          <table:table-cell office:value-type="float" office:value="0.0133559" calcext:value-type="float">
            <text:p>1.336E-2</text:p>
          </table:table-cell>
          <table:table-cell table:formula="of:=LOG([.L60]/[.L61])/LOG([.$A60]/[.$A61])" office:value-type="float" office:value="0.973256909019222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107611" calcext:value-type="float">
            <text:p>1.076E-2</text:p>
          </table:table-cell>
          <table:table-cell/>
          <table:table-cell office:value-type="float" office:value="0.225485" calcext:value-type="float">
            <text:p>2.255E-1</text:p>
          </table:table-cell>
          <table:table-cell/>
          <table:table-cell office:value-type="float" office:value="0.000888696" calcext:value-type="float">
            <text:p>8.887E-4</text:p>
          </table:table-cell>
          <table:table-cell/>
          <table:table-cell office:value-type="float" office:value="0.0263139" calcext:value-type="float">
            <text:p>2.631E-2</text:p>
          </table:table-cell>
          <table:table-cell/>
          <table:table-cell office:value-type="float" office:value="0.0108437" calcext:value-type="float">
            <text:p>1.084E-2</text:p>
          </table:table-cell>
          <table:table-cell/>
          <table:table-cell office:value-type="float" office:value="0.234067" calcext:value-type="float">
            <text:p>2.341E-1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781284" calcext:value-type="float">
            <text:p>7.813E-3</text:p>
          </table:table-cell>
          <table:table-cell table:formula="of:=LOG([.B65]/[.B66])/LOG([.$A65]/[.$A66])" office:value-type="float" office:value="0.955623474689938" calcext:value-type="float">
            <text:p>0.96</text:p>
          </table:table-cell>
          <table:table-cell office:value-type="float" office:value="0.176467" calcext:value-type="float">
            <text:p>1.765E-1</text:p>
          </table:table-cell>
          <table:table-cell table:formula="of:=LOG([.D65]/[.D66])/LOG([.$A65]/[.$A66])" office:value-type="float" office:value="0.731619879650547" calcext:value-type="float">
            <text:p>0.73</text:p>
          </table:table-cell>
          <table:table-cell office:value-type="float" office:value="0.000538164" calcext:value-type="float">
            <text:p>5.382E-4</text:p>
          </table:table-cell>
          <table:table-cell table:formula="of:=LOG([.F65]/[.F66])/LOG([.$A65]/[.$A66])" office:value-type="float" office:value="1.49712370899142" calcext:value-type="float">
            <text:p>1.50</text:p>
          </table:table-cell>
          <table:table-cell office:value-type="float" office:value="0.0195401" calcext:value-type="float">
            <text:p>1.954E-2</text:p>
          </table:table-cell>
          <table:table-cell table:formula="of:=LOG([.H65]/[.H66])/LOG([.$A65]/[.$A66])" office:value-type="float" office:value="0.888345258157579" calcext:value-type="float">
            <text:p>0.89</text:p>
          </table:table-cell>
          <table:table-cell office:value-type="float" office:value="0.00785681" calcext:value-type="float">
            <text:p>7.857E-3</text:p>
          </table:table-cell>
          <table:table-cell table:formula="of:=LOG([.J65]/[.J66])/LOG([.$A65]/[.$A66])" office:value-type="float" office:value="0.961695486183435" calcext:value-type="float">
            <text:p>0.96</text:p>
          </table:table-cell>
          <table:table-cell office:value-type="float" office:value="0.180423" calcext:value-type="float">
            <text:p>1.804E-1</text:p>
          </table:table-cell>
          <table:table-cell table:formula="of:=LOG([.L65]/[.L66])/LOG([.$A65]/[.$A66])" office:value-type="float" office:value="0.77693892275633" calcext:value-type="float">
            <text:p>0.78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481234" calcext:value-type="float">
            <text:p>4.812E-3</text:p>
          </table:table-cell>
          <table:table-cell table:formula="of:=LOG([.B66]/[.B67])/LOG([.$A66]/[.$A67])" office:value-type="float" office:value="0.977958351237236" calcext:value-type="float">
            <text:p>0.98</text:p>
          </table:table-cell>
          <table:table-cell office:value-type="float" office:value="0.116694" calcext:value-type="float">
            <text:p>1.167E-1</text:p>
          </table:table-cell>
          <table:table-cell table:formula="of:=LOG([.D66]/[.D67])/LOG([.$A66]/[.$A67])" office:value-type="float" office:value="0.834657985262566" calcext:value-type="float">
            <text:p>0.83</text:p>
          </table:table-cell>
          <table:table-cell office:value-type="float" office:value="0.000258267" calcext:value-type="float">
            <text:p>2.583E-4</text:p>
          </table:table-cell>
          <table:table-cell table:formula="of:=LOG([.F66]/[.F67])/LOG([.$A66]/[.$A67])" office:value-type="float" office:value="1.48165334742484" calcext:value-type="float">
            <text:p>1.48</text:p>
          </table:table-cell>
          <table:table-cell office:value-type="float" office:value="0.0122162" calcext:value-type="float">
            <text:p>1.222E-2</text:p>
          </table:table-cell>
          <table:table-cell table:formula="of:=LOG([.H66]/[.H67])/LOG([.$A66]/[.$A67])" office:value-type="float" office:value="0.947929994120284" calcext:value-type="float">
            <text:p>0.95</text:p>
          </table:table-cell>
          <table:table-cell office:value-type="float" office:value="0.00482906" calcext:value-type="float">
            <text:p>4.829E-3</text:p>
          </table:table-cell>
          <table:table-cell table:formula="of:=LOG([.J66]/[.J67])/LOG([.$A66]/[.$A67])" office:value-type="float" office:value="0.982284745517235" calcext:value-type="float">
            <text:p>0.98</text:p>
          </table:table-cell>
          <table:table-cell office:value-type="float" office:value="0.117735" calcext:value-type="float">
            <text:p>1.177E-1</text:p>
          </table:table-cell>
          <table:table-cell table:formula="of:=LOG([.L66]/[.L67])/LOG([.$A66]/[.$A67])" office:value-type="float" office:value="0.861476971125179" calcext:value-type="float">
            <text:p>0.86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347202" calcext:value-type="float">
            <text:p>3.472E-3</text:p>
          </table:table-cell>
          <table:table-cell table:formula="of:=LOG([.B67]/[.B68])/LOG([.$A67]/[.$A68])" office:value-type="float" office:value="0.989343310348049" calcext:value-type="float">
            <text:p>0.99</text:p>
          </table:table-cell>
          <table:table-cell office:value-type="float" office:value="0.086823" calcext:value-type="float">
            <text:p>8.682E-2</text:p>
          </table:table-cell>
          <table:table-cell table:formula="of:=LOG([.D67]/[.D68])/LOG([.$A67]/[.$A68])" office:value-type="float" office:value="0.896110690478058" calcext:value-type="float">
            <text:p>0.90</text:p>
          </table:table-cell>
          <table:table-cell office:value-type="float" office:value="0.000158335" calcext:value-type="float">
            <text:p>1.583E-4</text:p>
          </table:table-cell>
          <table:table-cell table:formula="of:=LOG([.F67]/[.F68])/LOG([.$A67]/[.$A68])" office:value-type="float" office:value="1.48283467986767" calcext:value-type="float">
            <text:p>1.48</text:p>
          </table:table-cell>
          <table:table-cell office:value-type="float" office:value="0.00891574" calcext:value-type="float">
            <text:p>8.916E-3</text:p>
          </table:table-cell>
          <table:table-cell table:formula="of:=LOG([.H67]/[.H68])/LOG([.$A67]/[.$A68])" office:value-type="float" office:value="0.954484244030081" calcext:value-type="float">
            <text:p>0.95</text:p>
          </table:table-cell>
          <table:table-cell office:value-type="float" office:value="0.00348071" calcext:value-type="float">
            <text:p>3.481E-3</text:p>
          </table:table-cell>
          <table:table-cell table:formula="of:=LOG([.J67]/[.J68])/LOG([.$A67]/[.$A68])" office:value-type="float" office:value="0.992278912235495" calcext:value-type="float">
            <text:p>0.99</text:p>
          </table:table-cell>
          <table:table-cell office:value-type="float" office:value="0.0871255" calcext:value-type="float">
            <text:p>8.713E-2</text:p>
          </table:table-cell>
          <table:table-cell table:formula="of:=LOG([.L67]/[.L68])/LOG([.$A67]/[.$A68])" office:value-type="float" office:value="0.912485751582751" calcext:value-type="float">
            <text:p>0.91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222813" calcext:value-type="float">
            <text:p>2.228E-3</text:p>
          </table:table-cell>
          <table:table-cell table:formula="of:=LOG([.B68]/[.B69])/LOG([.$A68]/[.$A69])" office:value-type="float" office:value="0.994288297253423" calcext:value-type="float">
            <text:p>0.99</text:p>
          </table:table-cell>
          <table:table-cell office:value-type="float" office:value="0.0573171" calcext:value-type="float">
            <text:p>5.732E-2</text:p>
          </table:table-cell>
          <table:table-cell table:formula="of:=LOG([.D68]/[.D69])/LOG([.$A68]/[.$A69])" office:value-type="float" office:value="0.930849746398782" calcext:value-type="float">
            <text:p>0.93</text:p>
          </table:table-cell>
          <table:table-cell office:value-type="float" office:value="0.0000815697" calcext:value-type="float">
            <text:p>8.157E-5</text:p>
          </table:table-cell>
          <table:table-cell table:formula="of:=LOG([.F68]/[.F69])/LOG([.$A68]/[.$A69])" office:value-type="float" office:value="1.48671252493273" calcext:value-type="float">
            <text:p>1.49</text:p>
          </table:table-cell>
          <table:table-cell office:value-type="float" office:value="0.00576641" calcext:value-type="float">
            <text:p>5.766E-3</text:p>
          </table:table-cell>
          <table:table-cell table:formula="of:=LOG([.H68]/[.H69])/LOG([.$A68]/[.$A69])" office:value-type="float" office:value="0.976792326321038" calcext:value-type="float">
            <text:p>0.98</text:p>
          </table:table-cell>
          <table:table-cell office:value-type="float" office:value="0.0022317" calcext:value-type="float">
            <text:p>2.232E-3</text:p>
          </table:table-cell>
          <table:table-cell table:formula="of:=LOG([.J68]/[.J69])/LOG([.$A68]/[.$A69])" office:value-type="float" office:value="0.996302949252753" calcext:value-type="float">
            <text:p>1.00</text:p>
          </table:table-cell>
          <table:table-cell office:value-type="float" office:value="0.0572578" calcext:value-type="float">
            <text:p>5.726E-2</text:p>
          </table:table-cell>
          <table:table-cell table:formula="of:=LOG([.L68]/[.L69])/LOG([.$A68]/[.$A69])" office:value-type="float" office:value="0.940966206012347" calcext:value-type="float">
            <text:p>0.94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157086" calcext:value-type="float">
            <text:p>1.571E-3</text:p>
          </table:table-cell>
          <table:table-cell table:formula="of:=LOG([.B69]/[.B70])/LOG([.$A69]/[.$A70])" office:value-type="float" office:value="0.996988782125012" calcext:value-type="float">
            <text:p>1.00</text:p>
          </table:table-cell>
          <table:table-cell office:value-type="float" office:value="0.0410311" calcext:value-type="float">
            <text:p>4.103E-2</text:p>
          </table:table-cell>
          <table:table-cell table:formula="of:=LOG([.D69]/[.D70])/LOG([.$A69]/[.$A70])" office:value-type="float" office:value="0.953432172946148" calcext:value-type="float">
            <text:p>0.95</text:p>
          </table:table-cell>
          <table:table-cell office:value-type="float" office:value="0.0000484028" calcext:value-type="float">
            <text:p>4.840E-5</text:p>
          </table:table-cell>
          <table:table-cell table:formula="of:=LOG([.F69]/[.F70])/LOG([.$A69]/[.$A70])" office:value-type="float" office:value="1.48861218059393" calcext:value-type="float">
            <text:p>1.49</text:p>
          </table:table-cell>
          <table:table-cell office:value-type="float" office:value="0.00410941" calcext:value-type="float">
            <text:p>4.109E-3</text:p>
          </table:table-cell>
          <table:table-cell table:formula="of:=LOG([.H69]/[.H70])/LOG([.$A69]/[.$A70])" office:value-type="float" office:value="0.966271895769039" calcext:value-type="float">
            <text:p>0.97</text:p>
          </table:table-cell>
          <table:table-cell office:value-type="float" office:value="0.00157263" calcext:value-type="float">
            <text:p>1.573E-3</text:p>
          </table:table-cell>
          <table:table-cell table:formula="of:=LOG([.J69]/[.J70])/LOG([.$A69]/[.$A70])" office:value-type="float" office:value="0.998343111292926" calcext:value-type="float">
            <text:p>1.00</text:p>
          </table:table-cell>
          <table:table-cell office:value-type="float" office:value="0.0408938" calcext:value-type="float">
            <text:p>4.089E-2</text:p>
          </table:table-cell>
          <table:table-cell table:formula="of:=LOG([.L69]/[.L70])/LOG([.$A69]/[.$A70])" office:value-type="float" office:value="0.960040144069" calcext:value-type="float">
            <text:p>0.96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111603" calcext:value-type="float">
            <text:p>1.116E-3</text:p>
          </table:table-cell>
          <table:table-cell table:formula="of:=LOG([.B70]/[.B71])/LOG([.$A70]/[.$A71])" office:value-type="float" office:value="0.998328476064559" calcext:value-type="float">
            <text:p>1.00</text:p>
          </table:table-cell>
          <table:table-cell office:value-type="float" office:value="0.0294522" calcext:value-type="float">
            <text:p>2.945E-2</text:p>
          </table:table-cell>
          <table:table-cell table:formula="of:=LOG([.D70]/[.D71])/LOG([.$A70]/[.$A71])" office:value-type="float" office:value="0.96829561099614" calcext:value-type="float">
            <text:p>0.97</text:p>
          </table:table-cell>
          <table:table-cell office:value-type="float" office:value="0.0000291204" calcext:value-type="float">
            <text:p>2.912E-5</text:p>
          </table:table-cell>
          <table:table-cell table:formula="of:=LOG([.F70]/[.F71])/LOG([.$A70]/[.$A71])" office:value-type="float" office:value="1.48391416290402" calcext:value-type="float">
            <text:p>1.48</text:p>
          </table:table-cell>
          <table:table-cell office:value-type="float" office:value="0.0029501" calcext:value-type="float">
            <text:p>2.950E-3</text:p>
          </table:table-cell>
          <table:table-cell table:formula="of:=LOG([.H70]/[.H71])/LOG([.$A70]/[.$A71])" office:value-type="float" office:value="0.967941342837799" calcext:value-type="float">
            <text:p>0.97</text:p>
          </table:table-cell>
          <table:table-cell office:value-type="float" office:value="0.00111693" calcext:value-type="float">
            <text:p>1.117E-3</text:p>
          </table:table-cell>
          <table:table-cell table:formula="of:=LOG([.J70]/[.J71])/LOG([.$A70]/[.$A71])" office:value-type="float" office:value="0.999263100364867" calcext:value-type="float">
            <text:p>1.00</text:p>
          </table:table-cell>
          <table:table-cell office:value-type="float" office:value="0.0293075" calcext:value-type="float">
            <text:p>2.931E-2</text:p>
          </table:table-cell>
          <table:table-cell table:formula="of:=LOG([.L70]/[.L71])/LOG([.$A70]/[.$A71])" office:value-type="float" office:value="0.972890291966497" calcext:value-type="float">
            <text:p>0.97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706695" calcext:value-type="float">
            <text:p>7.067E-4</text:p>
          </table:table-cell>
          <table:table-cell table:formula="of:=LOG([.B71]/[.B72])/LOG([.$A71]/[.$A72])" office:value-type="float" office:value="0.998889021101536" calcext:value-type="float">
            <text:p>1.00</text:p>
          </table:table-cell>
          <table:table-cell office:value-type="float" office:value="0.0188285" calcext:value-type="float">
            <text:p>1.883E-2</text:p>
          </table:table-cell>
          <table:table-cell table:formula="of:=LOG([.D71]/[.D72])/LOG([.$A71]/[.$A72])" office:value-type="float" office:value="0.978040651917967" calcext:value-type="float">
            <text:p>0.98</text:p>
          </table:table-cell>
          <table:table-cell office:value-type="float" office:value="0.0000152075" calcext:value-type="float">
            <text:p>1.521E-5</text:p>
          </table:table-cell>
          <table:table-cell table:formula="of:=LOG([.F71]/[.F72])/LOG([.$A71]/[.$A72])" office:value-type="float" office:value="1.42018036544429" calcext:value-type="float">
            <text:p>1.42</text:p>
          </table:table-cell>
          <table:table-cell office:value-type="float" office:value="0.00194485" calcext:value-type="float">
            <text:p>1.945E-3</text:p>
          </table:table-cell>
          <table:table-cell table:formula="of:=LOG([.H71]/[.H72])/LOG([.$A71]/[.$A72])" office:value-type="float" office:value="0.910834947244108" calcext:value-type="float">
            <text:p>0.91</text:p>
          </table:table-cell>
          <table:table-cell office:value-type="float" office:value="0.000707065" calcext:value-type="float">
            <text:p>7.071E-4</text:p>
          </table:table-cell>
          <table:table-cell table:formula="of:=LOG([.J71]/[.J72])/LOG([.$A71]/[.$A72])" office:value-type="float" office:value="0.999506974865282" calcext:value-type="float">
            <text:p>1.00</text:p>
          </table:table-cell>
          <table:table-cell office:value-type="float" office:value="0.0187779" calcext:value-type="float">
            <text:p>1.878E-2</text:p>
          </table:table-cell>
          <table:table-cell table:formula="of:=LOG([.L71]/[.L72])/LOG([.$A71]/[.$A72])" office:value-type="float" office:value="0.973156708165811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(xyz) (R3):</text:p>
          </table:table-cell>
          <table:table-cell office:value-type="string" calcext:value-type="string">
            <text:p>[y*z*(1-3*x), z*y*(1-3*y), x*y*(1-3*z)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d(xyz):</text:p>
          </table:table-cell>
          <table:table-cell office:value-type="float" office:value="0" calcext:value-type="float">
            <text:p>0.000E+0</text:p>
          </table:table-cell>
          <table:table-cell table:style-name="ce9" office:value-type="string" calcext:value-type="string">
            <text:p>LCBd(xyz):</text:p>
          </table:table-cell>
          <table:table-cell office:value-type="string" calcext:value-type="string">
            <text:p>-12d(xyz)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t_[p,q](d(xyz)):</text:p>
          </table:table-cell>
          <table:table-cell table:style-name="ce4" office:value-type="string" calcext:value-type="string">
            <text:p>p=[p1,p2,p3]</text:p>
          </table:table-cell>
          <table:table-cell table:style-name="ce10" office:value-type="string" calcext:value-type="string">
            <text:p>q=[q1,q2,q3]</text:p>
          </table:table-cell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q1*q2*q3 – p1*p2*p3</text:p>
          </table:table-cell>
          <table:table-cell table:style-name="ce10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xact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6.28009E-017" calcext:value-type="float">
            <text:p>6.280E-17</text:p>
          </table:table-cell>
          <table:table-cell/>
          <table:table-cell office:value-type="float" office:value="2.43136E-015" calcext:value-type="float">
            <text:p>2.431E-15</text:p>
          </table:table-cell>
          <table:table-cell/>
          <table:table-cell office:value-type="float" office:value="0.00106182" calcext:value-type="float">
            <text:p>1.062E-3</text:p>
          </table:table-cell>
          <table:table-cell/>
          <table:table-cell office:value-type="float" office:value="0.0190034" calcext:value-type="float">
            <text:p>1.900E-2</text:p>
          </table:table-cell>
          <table:table-cell/>
          <table:table-cell office:value-type="float" office:value="0.00106182" calcext:value-type="float">
            <text:p>1.062E-3</text:p>
          </table:table-cell>
          <table:table-cell/>
          <table:table-cell office:value-type="float" office:value="0.0190034" calcext:value-type="float">
            <text:p>1.900E-2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9.33339E-017" calcext:value-type="float">
            <text:p>9.333E-17</text:p>
          </table:table-cell>
          <table:table-cell table:formula="of:=LOG([.B82]/[.B83])/LOG([.$A82]/[.$A83])" office:value-type="float" office:value="-1.18259759935026" calcext:value-type="float">
            <text:p>-1.18</text:p>
          </table:table-cell>
          <table:table-cell office:value-type="float" office:value="5.78986E-015" calcext:value-type="float">
            <text:p>5.790E-15</text:p>
          </table:table-cell>
          <table:table-cell table:formula="of:=LOG([.D82]/[.D83])/LOG([.$A82]/[.$A83])" office:value-type="float" office:value="-2.58973568780222" calcext:value-type="float">
            <text:p>-2.59</text:p>
          </table:table-cell>
          <table:table-cell office:value-type="float" office:value="0.000543206" calcext:value-type="float">
            <text:p>5.432E-4</text:p>
          </table:table-cell>
          <table:table-cell table:formula="of:=LOG([.F82]/[.F83])/LOG([.$A82]/[.$A83])" office:value-type="float" office:value="2.0005283723201" calcext:value-type="float">
            <text:p>2.00</text:p>
          </table:table-cell>
          <table:table-cell office:value-type="float" office:value="0.0131813" calcext:value-type="float">
            <text:p>1.318E-2</text:p>
          </table:table-cell>
          <table:table-cell table:formula="of:=LOG([.H82]/[.H83])/LOG([.$A82]/[.$A83])" office:value-type="float" office:value="1.09187559834598" calcext:value-type="float">
            <text:p>1.09</text:p>
          </table:table-cell>
          <table:table-cell office:value-type="float" office:value="0.000543206" calcext:value-type="float">
            <text:p>5.432E-4</text:p>
          </table:table-cell>
          <table:table-cell table:formula="of:=LOG([.J82]/[.J83])/LOG([.$A82]/[.$A83])" office:value-type="float" office:value="2.0005283723201" calcext:value-type="float">
            <text:p>2.00</text:p>
          </table:table-cell>
          <table:table-cell office:value-type="float" office:value="0.0131813" calcext:value-type="float">
            <text:p>1.318E-2</text:p>
          </table:table-cell>
          <table:table-cell table:formula="of:=LOG([.L82]/[.L83])/LOG([.$A82]/[.$A83])" office:value-type="float" office:value="1.09187559834598" calcext:value-type="float">
            <text:p>1.09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1.05113E-016" calcext:value-type="float">
            <text:p>1.051E-16</text:p>
          </table:table-cell>
          <table:table-cell table:formula="of:=LOG([.B83]/[.B84])/LOG([.$A83]/[.$A84])" office:value-type="float" office:value="-0.23986060172408" calcext:value-type="float">
            <text:p>-0.24</text:p>
          </table:table-cell>
          <table:table-cell office:value-type="float" office:value="9.80427E-015" calcext:value-type="float">
            <text:p>9.804E-15</text:p>
          </table:table-cell>
          <table:table-cell table:formula="of:=LOG([.D83]/[.D84])/LOG([.$A83]/[.$A84])" office:value-type="float" office:value="-1.06297192848432" calcext:value-type="float">
            <text:p>-1.06</text:p>
          </table:table-cell>
          <table:table-cell office:value-type="float" office:value="0.000220209" calcext:value-type="float">
            <text:p>2.202E-4</text:p>
          </table:table-cell>
          <table:table-cell table:formula="of:=LOG([.F83]/[.F84])/LOG([.$A83]/[.$A84])" office:value-type="float" office:value="1.82219779533298" calcext:value-type="float">
            <text:p>1.82</text:p>
          </table:table-cell>
          <table:table-cell office:value-type="float" office:value="0.00741517" calcext:value-type="float">
            <text:p>7.415E-3</text:p>
          </table:table-cell>
          <table:table-cell table:formula="of:=LOG([.H83]/[.H84])/LOG([.$A83]/[.$A84])" office:value-type="float" office:value="1.16097533914112" calcext:value-type="float">
            <text:p>1.16</text:p>
          </table:table-cell>
          <table:table-cell office:value-type="float" office:value="0.000220209" calcext:value-type="float">
            <text:p>2.202E-4</text:p>
          </table:table-cell>
          <table:table-cell table:formula="of:=LOG([.J83]/[.J84])/LOG([.$A83]/[.$A84])" office:value-type="float" office:value="1.82219779533298" calcext:value-type="float">
            <text:p>1.82</text:p>
          </table:table-cell>
          <table:table-cell office:value-type="float" office:value="0.00741517" calcext:value-type="float">
            <text:p>7.415E-3</text:p>
          </table:table-cell>
          <table:table-cell table:formula="of:=LOG([.L83]/[.L84])/LOG([.$A83]/[.$A84])" office:value-type="float" office:value="1.16097533914112" calcext:value-type="float">
            <text:p>1.16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1.276E-016" calcext:value-type="float">
            <text:p>1.276E-16</text:p>
          </table:table-cell>
          <table:table-cell table:formula="of:=LOG([.B84]/[.B85])/LOG([.$A84]/[.$A85])" office:value-type="float" office:value="-0.587533405766674" calcext:value-type="float">
            <text:p>-0.59</text:p>
          </table:table-cell>
          <table:table-cell office:value-type="float" office:value="0.0000000000000211767" calcext:value-type="float">
            <text:p>2.118E-14</text:p>
          </table:table-cell>
          <table:table-cell table:formula="of:=LOG([.D84]/[.D85])/LOG([.$A84]/[.$A85])" office:value-type="float" office:value="-2.3338465945652" calcext:value-type="float">
            <text:p>-2.33</text:p>
          </table:table-cell>
          <table:table-cell office:value-type="float" office:value="0.000127148" calcext:value-type="float">
            <text:p>1.271E-4</text:p>
          </table:table-cell>
          <table:table-cell table:formula="of:=LOG([.F84]/[.F85])/LOG([.$A84]/[.$A85])" office:value-type="float" office:value="1.66450475477943" calcext:value-type="float">
            <text:p>1.66</text:p>
          </table:table-cell>
          <table:table-cell office:value-type="float" office:value="0.00583819" calcext:value-type="float">
            <text:p>5.838E-3</text:p>
          </table:table-cell>
          <table:table-cell table:formula="of:=LOG([.H84]/[.H85])/LOG([.$A84]/[.$A85])" office:value-type="float" office:value="0.724647708550083" calcext:value-type="float">
            <text:p>0.72</text:p>
          </table:table-cell>
          <table:table-cell office:value-type="float" office:value="0.000127148" calcext:value-type="float">
            <text:p>1.271E-4</text:p>
          </table:table-cell>
          <table:table-cell table:formula="of:=LOG([.J84]/[.J85])/LOG([.$A84]/[.$A85])" office:value-type="float" office:value="1.66450475477943" calcext:value-type="float">
            <text:p>1.66</text:p>
          </table:table-cell>
          <table:table-cell office:value-type="float" office:value="0.00583819" calcext:value-type="float">
            <text:p>5.838E-3</text:p>
          </table:table-cell>
          <table:table-cell table:formula="of:=LOG([.L84]/[.L85])/LOG([.$A84]/[.$A85])" office:value-type="float" office:value="0.724647708550083" calcext:value-type="float">
            <text:p>0.72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1.68946E-016" calcext:value-type="float">
            <text:p>1.689E-16</text:p>
          </table:table-cell>
          <table:table-cell table:formula="of:=LOG([.B85]/[.B86])/LOG([.$A85]/[.$A86])" office:value-type="float" office:value="-0.629152481435107" calcext:value-type="float">
            <text:p>-0.63</text:p>
          </table:table-cell>
          <table:table-cell office:value-type="float" office:value="0.000000000000025371" calcext:value-type="float">
            <text:p>2.537E-14</text:p>
          </table:table-cell>
          <table:table-cell table:formula="of:=LOG([.D85]/[.D86])/LOG([.$A85]/[.$A86])" office:value-type="float" office:value="-0.405057959182271" calcext:value-type="float">
            <text:p>-0.41</text:p>
          </table:table-cell>
          <table:table-cell office:value-type="float" office:value="0.0000629423" calcext:value-type="float">
            <text:p>6.294E-5</text:p>
          </table:table-cell>
          <table:table-cell table:formula="of:=LOG([.F85]/[.F86])/LOG([.$A85]/[.$A86])" office:value-type="float" office:value="1.57610097924062" calcext:value-type="float">
            <text:p>1.58</text:p>
          </table:table-cell>
          <table:table-cell office:value-type="float" office:value="0.00404519" calcext:value-type="float">
            <text:p>4.045E-3</text:p>
          </table:table-cell>
          <table:table-cell table:formula="of:=LOG([.H85]/[.H86])/LOG([.$A85]/[.$A86])" office:value-type="float" office:value="0.822403495887227" calcext:value-type="float">
            <text:p>0.82</text:p>
          </table:table-cell>
          <table:table-cell office:value-type="float" office:value="0.0000629423" calcext:value-type="float">
            <text:p>6.294E-5</text:p>
          </table:table-cell>
          <table:table-cell table:formula="of:=LOG([.J85]/[.J86])/LOG([.$A85]/[.$A86])" office:value-type="float" office:value="1.57610097924062" calcext:value-type="float">
            <text:p>1.58</text:p>
          </table:table-cell>
          <table:table-cell office:value-type="float" office:value="0.00404519" calcext:value-type="float">
            <text:p>4.045E-3</text:p>
          </table:table-cell>
          <table:table-cell table:formula="of:=LOG([.L85]/[.L86])/LOG([.$A85]/[.$A86])" office:value-type="float" office:value="0.822403495887227" calcext:value-type="float">
            <text:p>0.82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2.23717E-016" calcext:value-type="float">
            <text:p>2.237E-16</text:p>
          </table:table-cell>
          <table:table-cell table:formula="of:=LOG([.B86]/[.B87])/LOG([.$A86]/[.$A87])" office:value-type="float" office:value="-0.800931574374913" calcext:value-type="float">
            <text:p>-0.80</text:p>
          </table:table-cell>
          <table:table-cell office:value-type="float" office:value="0.0000000000000435747" calcext:value-type="float">
            <text:p>4.357E-14</text:p>
          </table:table-cell>
          <table:table-cell table:formula="of:=LOG([.D86]/[.D87])/LOG([.$A86]/[.$A87])" office:value-type="float" office:value="-1.54271935008569" calcext:value-type="float">
            <text:p>-1.54</text:p>
          </table:table-cell>
          <table:table-cell office:value-type="float" office:value="0.000036845" calcext:value-type="float">
            <text:p>3.685E-5</text:p>
          </table:table-cell>
          <table:table-cell table:formula="of:=LOG([.F86]/[.F87])/LOG([.$A86]/[.$A87])" office:value-type="float" office:value="1.52739852265633" calcext:value-type="float">
            <text:p>1.53</text:p>
          </table:table-cell>
          <table:table-cell office:value-type="float" office:value="0.0029508" calcext:value-type="float">
            <text:p>2.951E-3</text:p>
          </table:table-cell>
          <table:table-cell table:formula="of:=LOG([.H86]/[.H87])/LOG([.$A86]/[.$A87])" office:value-type="float" office:value="0.899762029512337" calcext:value-type="float">
            <text:p>0.90</text:p>
          </table:table-cell>
          <table:table-cell office:value-type="float" office:value="0.000036845" calcext:value-type="float">
            <text:p>3.685E-5</text:p>
          </table:table-cell>
          <table:table-cell table:formula="of:=LOG([.J86]/[.J87])/LOG([.$A86]/[.$A87])" office:value-type="float" office:value="1.52739852265633" calcext:value-type="float">
            <text:p>1.53</text:p>
          </table:table-cell>
          <table:table-cell office:value-type="float" office:value="0.0029508" calcext:value-type="float">
            <text:p>2.951E-3</text:p>
          </table:table-cell>
          <table:table-cell table:formula="of:=LOG([.L86]/[.L87])/LOG([.$A86]/[.$A87])" office:value-type="float" office:value="0.899762029512337" calcext:value-type="float">
            <text:p>0.90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2.3392E-016" calcext:value-type="float">
            <text:p>2.339E-16</text:p>
          </table:table-cell>
          <table:table-cell table:formula="of:=LOG([.B87]/[.B88])/LOG([.$A87]/[.$A88])" office:value-type="float" office:value="-0.130242380012197" calcext:value-type="float">
            <text:p>-0.13</text:p>
          </table:table-cell>
          <table:table-cell office:value-type="float" office:value="0.0000000000000633878" calcext:value-type="float">
            <text:p>6.339E-14</text:p>
          </table:table-cell>
          <table:table-cell table:formula="of:=LOG([.D87]/[.D88])/LOG([.$A87]/[.$A88])" office:value-type="float" office:value="-1.09455363491081" calcext:value-type="float">
            <text:p>-1.09</text:p>
          </table:table-cell>
          <table:table-cell office:value-type="float" office:value="0.0000220828" calcext:value-type="float">
            <text:p>2.208E-5</text:p>
          </table:table-cell>
          <table:table-cell table:formula="of:=LOG([.F87]/[.F88])/LOG([.$A87]/[.$A88])" office:value-type="float" office:value="1.49501812671824" calcext:value-type="float">
            <text:p>1.50</text:p>
          </table:table-cell>
          <table:table-cell office:value-type="float" office:value="0.00217507" calcext:value-type="float">
            <text:p>2.175E-3</text:p>
          </table:table-cell>
          <table:table-cell table:formula="of:=LOG([.H87]/[.H88])/LOG([.$A87]/[.$A88])" office:value-type="float" office:value="0.890769766145079" calcext:value-type="float">
            <text:p>0.89</text:p>
          </table:table-cell>
          <table:table-cell office:value-type="float" office:value="0.0000220828" calcext:value-type="float">
            <text:p>2.208E-5</text:p>
          </table:table-cell>
          <table:table-cell table:formula="of:=LOG([.J87]/[.J88])/LOG([.$A87]/[.$A88])" office:value-type="float" office:value="1.49501812671824" calcext:value-type="float">
            <text:p>1.50</text:p>
          </table:table-cell>
          <table:table-cell office:value-type="float" office:value="0.00217507" calcext:value-type="float">
            <text:p>2.175E-3</text:p>
          </table:table-cell>
          <table:table-cell table:formula="of:=LOG([.L87]/[.L88])/LOG([.$A87]/[.$A88])" office:value-type="float" office:value="0.890769766145079" calcext:value-type="float">
            <text:p>0.89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2.36208E-016" calcext:value-type="float">
            <text:p>2.362E-16</text:p>
          </table:table-cell>
          <table:table-cell table:formula="of:=LOG([.B88]/[.B89])/LOG([.$A88]/[.$A89])" office:value-type="float" office:value="-0.021278314952396" calcext:value-type="float">
            <text:p>-0.02</text:p>
          </table:table-cell>
          <table:table-cell office:value-type="float" office:value="0.0000000000000821188" calcext:value-type="float">
            <text:p>8.212E-14</text:p>
          </table:table-cell>
          <table:table-cell table:formula="of:=LOG([.D88]/[.D89])/LOG([.$A88]/[.$A89])" office:value-type="float" office:value="-0.565963622235566" calcext:value-type="float">
            <text:p>-0.57</text:p>
          </table:table-cell>
          <table:table-cell office:value-type="float" office:value="0.0000117561" calcext:value-type="float">
            <text:p>1.176E-5</text:p>
          </table:table-cell>
          <table:table-cell table:formula="of:=LOG([.F88]/[.F89])/LOG([.$A88]/[.$A89])" office:value-type="float" office:value="1.37815654689354" calcext:value-type="float">
            <text:p>1.38</text:p>
          </table:table-cell>
          <table:table-cell office:value-type="float" office:value="0.00139047" calcext:value-type="float">
            <text:p>1.390E-3</text:p>
          </table:table-cell>
          <table:table-cell table:formula="of:=LOG([.H88]/[.H89])/LOG([.$A88]/[.$A89])" office:value-type="float" office:value="0.978088958866723" calcext:value-type="float">
            <text:p>0.98</text:p>
          </table:table-cell>
          <table:table-cell office:value-type="float" office:value="0.0000117561" calcext:value-type="float">
            <text:p>1.176E-5</text:p>
          </table:table-cell>
          <table:table-cell table:formula="of:=LOG([.J88]/[.J89])/LOG([.$A88]/[.$A89])" office:value-type="float" office:value="1.37815654689354" calcext:value-type="float">
            <text:p>1.38</text:p>
          </table:table-cell>
          <table:table-cell office:value-type="float" office:value="0.00139047" calcext:value-type="float">
            <text:p>1.390E-3</text:p>
          </table:table-cell>
          <table:table-cell table:formula="of:=LOG([.L88]/[.L89])/LOG([.$A88]/[.$A89])" office:value-type="float" office:value="0.978088958866723" calcext:value-type="float">
            <text:p>0.98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220415" calcext:value-type="float">
            <text:p>2.204E-2</text:p>
          </table:table-cell>
          <table:table-cell/>
          <table:table-cell office:value-type="float" office:value="0.230719" calcext:value-type="float">
            <text:p>2.307E-1</text:p>
          </table:table-cell>
          <table:table-cell/>
          <table:table-cell office:value-type="float" office:value="0.00177853" calcext:value-type="float">
            <text:p>1.779E-3</text:p>
          </table:table-cell>
          <table:table-cell/>
          <table:table-cell office:value-type="float" office:value="0.0278153" calcext:value-type="float">
            <text:p>2.782E-2</text:p>
          </table:table-cell>
          <table:table-cell/>
          <table:table-cell office:value-type="float" office:value="0.0220749" calcext:value-type="float">
            <text:p>2.207E-2</text:p>
          </table:table-cell>
          <table:table-cell/>
          <table:table-cell office:value-type="float" office:value="0.219478" calcext:value-type="float">
            <text:p>2.195E-1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157747" calcext:value-type="float">
            <text:p>1.577E-2</text:p>
          </table:table-cell>
          <table:table-cell table:formula="of:=LOG([.B93]/[.B94])/LOG([.$A93]/[.$A94])" office:value-type="float" office:value="0.998455765717428" calcext:value-type="float">
            <text:p>1.00</text:p>
          </table:table-cell>
          <table:table-cell office:value-type="float" office:value="0.170262" calcext:value-type="float">
            <text:p>1.703E-1</text:p>
          </table:table-cell>
          <table:table-cell table:formula="of:=LOG([.D93]/[.D94])/LOG([.$A93]/[.$A94])" office:value-type="float" office:value="0.906950784919421" calcext:value-type="float">
            <text:p>0.91</text:p>
          </table:table-cell>
          <table:table-cell office:value-type="float" office:value="0.000840562" calcext:value-type="float">
            <text:p>8.406E-4</text:p>
          </table:table-cell>
          <table:table-cell table:formula="of:=LOG([.F93]/[.F94])/LOG([.$A93]/[.$A94])" office:value-type="float" office:value="2.23698184967295" calcext:value-type="float">
            <text:p>2.24</text:p>
          </table:table-cell>
          <table:table-cell office:value-type="float" office:value="0.0185888" calcext:value-type="float">
            <text:p>1.859E-2</text:p>
          </table:table-cell>
          <table:table-cell table:formula="of:=LOG([.H93]/[.H94])/LOG([.$A93]/[.$A94])" office:value-type="float" office:value="1.20293266193916" calcext:value-type="float">
            <text:p>1.20</text:p>
          </table:table-cell>
          <table:table-cell office:value-type="float" office:value="0.015776" calcext:value-type="float">
            <text:p>1.578E-2</text:p>
          </table:table-cell>
          <table:table-cell table:formula="of:=LOG([.J93]/[.J94])/LOG([.$A93]/[.$A94])" office:value-type="float" office:value="1.00272923184353" calcext:value-type="float">
            <text:p>1.00</text:p>
          </table:table-cell>
          <table:table-cell office:value-type="float" office:value="0.15603" calcext:value-type="float">
            <text:p>1.560E-1</text:p>
          </table:table-cell>
          <table:table-cell table:formula="of:=LOG([.L93]/[.L94])/LOG([.$A93]/[.$A94])" office:value-type="float" office:value="1.01840596083225" calcext:value-type="float">
            <text:p>1.02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961851" calcext:value-type="float">
            <text:p>9.619E-3</text:p>
          </table:table-cell>
          <table:table-cell table:formula="of:=LOG([.B94]/[.B95])/LOG([.$A94]/[.$A95])" office:value-type="float" office:value="0.998408001058268" calcext:value-type="float">
            <text:p>1.00</text:p>
          </table:table-cell>
          <table:table-cell office:value-type="float" office:value="0.106213" calcext:value-type="float">
            <text:p>1.062E-1</text:p>
          </table:table-cell>
          <table:table-cell table:formula="of:=LOG([.D94]/[.D95])/LOG([.$A94]/[.$A95])" office:value-type="float" office:value="0.952341821364145" calcext:value-type="float">
            <text:p>0.95</text:p>
          </table:table-cell>
          <table:table-cell office:value-type="float" office:value="0.0003137" calcext:value-type="float">
            <text:p>3.137E-4</text:p>
          </table:table-cell>
          <table:table-cell table:formula="of:=LOG([.F94]/[.F95])/LOG([.$A94]/[.$A95])" office:value-type="float" office:value="1.98914214882476" calcext:value-type="float">
            <text:p>1.99</text:p>
          </table:table-cell>
          <table:table-cell office:value-type="float" office:value="0.0103193" calcext:value-type="float">
            <text:p>1.032E-2</text:p>
          </table:table-cell>
          <table:table-cell table:formula="of:=LOG([.H94]/[.H95])/LOG([.$A94]/[.$A95])" office:value-type="float" office:value="1.18776016220101" calcext:value-type="float">
            <text:p>1.19</text:p>
          </table:table-cell>
          <table:table-cell office:value-type="float" office:value="0.00961565" calcext:value-type="float">
            <text:p>9.616E-3</text:p>
          </table:table-cell>
          <table:table-cell table:formula="of:=LOG([.J94]/[.J95])/LOG([.$A94]/[.$A95])" office:value-type="float" office:value="0.999174478046056" calcext:value-type="float">
            <text:p>1.00</text:p>
          </table:table-cell>
          <table:table-cell office:value-type="float" office:value="0.099182" calcext:value-type="float">
            <text:p>9.918E-2</text:p>
          </table:table-cell>
          <table:table-cell table:formula="of:=LOG([.L94]/[.L95])/LOG([.$A94]/[.$A95])" office:value-type="float" office:value="0.914400541119763" calcext:value-type="float">
            <text:p>0.91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691789" calcext:value-type="float">
            <text:p>6.918E-3</text:p>
          </table:table-cell>
          <table:table-cell table:formula="of:=LOG([.B95]/[.B96])/LOG([.$A95]/[.$A96])" office:value-type="float" office:value="0.998834253362843" calcext:value-type="float">
            <text:p>1.00</text:p>
          </table:table-cell>
          <table:table-cell office:value-type="float" office:value="0.0773033" calcext:value-type="float">
            <text:p>7.730E-2</text:p>
          </table:table-cell>
          <table:table-cell table:formula="of:=LOG([.D95]/[.D96])/LOG([.$A95]/[.$A96])" office:value-type="float" office:value="0.962864513592972" calcext:value-type="float">
            <text:p>0.96</text:p>
          </table:table-cell>
          <table:table-cell office:value-type="float" office:value="0.000175833" calcext:value-type="float">
            <text:p>1.758E-4</text:p>
          </table:table-cell>
          <table:table-cell table:formula="of:=LOG([.F95]/[.F96])/LOG([.$A95]/[.$A96])" office:value-type="float" office:value="1.75444539116692" calcext:value-type="float">
            <text:p>1.75</text:p>
          </table:table-cell>
          <table:table-cell office:value-type="float" office:value="0.00806015" calcext:value-type="float">
            <text:p>8.060E-3</text:p>
          </table:table-cell>
          <table:table-cell table:formula="of:=LOG([.H95]/[.H96])/LOG([.$A95]/[.$A96])" office:value-type="float" office:value="0.748822152054856" calcext:value-type="float">
            <text:p>0.75</text:p>
          </table:table-cell>
          <table:table-cell office:value-type="float" office:value="0.00691604" calcext:value-type="float">
            <text:p>6.916E-3</text:p>
          </table:table-cell>
          <table:table-cell table:formula="of:=LOG([.J95]/[.J96])/LOG([.$A95]/[.$A96])" office:value-type="float" office:value="0.998743548639137" calcext:value-type="float">
            <text:p>1.00</text:p>
          </table:table-cell>
          <table:table-cell office:value-type="float" office:value="0.073307" calcext:value-type="float">
            <text:p>7.331E-2</text:p>
          </table:table-cell>
          <table:table-cell table:formula="of:=LOG([.L95]/[.L96])/LOG([.$A95]/[.$A96])" office:value-type="float" office:value="0.916164087790954" calcext:value-type="float">
            <text:p>0.92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442989" calcext:value-type="float">
            <text:p>4.430E-3</text:p>
          </table:table-cell>
          <table:table-cell table:formula="of:=LOG([.B96]/[.B97])/LOG([.$A96]/[.$A97])" office:value-type="float" office:value="0.99913488243473" calcext:value-type="float">
            <text:p>1.00</text:p>
          </table:table-cell>
          <table:table-cell office:value-type="float" office:value="0.0500134" calcext:value-type="float">
            <text:p>5.001E-2</text:p>
          </table:table-cell>
          <table:table-cell table:formula="of:=LOG([.D96]/[.D97])/LOG([.$A96]/[.$A97])" office:value-type="float" office:value="0.976068589569549" calcext:value-type="float">
            <text:p>0.98</text:p>
          </table:table-cell>
          <table:table-cell office:value-type="float" office:value="0.0000854571" calcext:value-type="float">
            <text:p>8.546E-5</text:p>
          </table:table-cell>
          <table:table-cell table:formula="of:=LOG([.F96]/[.F97])/LOG([.$A96]/[.$A97])" office:value-type="float" office:value="1.6173158409372" calcext:value-type="float">
            <text:p>1.62</text:p>
          </table:table-cell>
          <table:table-cell office:value-type="float" office:value="0.00559669" calcext:value-type="float">
            <text:p>5.597E-3</text:p>
          </table:table-cell>
          <table:table-cell table:formula="of:=LOG([.H96]/[.H97])/LOG([.$A96]/[.$A97])" office:value-type="float" office:value="0.817616731082241" calcext:value-type="float">
            <text:p>0.82</text:p>
          </table:table-cell>
          <table:table-cell office:value-type="float" office:value="0.00442908" calcext:value-type="float">
            <text:p>4.429E-3</text:p>
          </table:table-cell>
          <table:table-cell table:formula="of:=LOG([.J96]/[.J97])/LOG([.$A96]/[.$A97])" office:value-type="float" office:value="0.998945264256025" calcext:value-type="float">
            <text:p>1.00</text:p>
          </table:table-cell>
          <table:table-cell office:value-type="float" office:value="0.0482244" calcext:value-type="float">
            <text:p>4.822E-2</text:p>
          </table:table-cell>
          <table:table-cell table:formula="of:=LOG([.L96]/[.L97])/LOG([.$A96]/[.$A97])" office:value-type="float" office:value="0.938736446020029" calcext:value-type="float">
            <text:p>0.94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312047" calcext:value-type="float">
            <text:p>3.120E-3</text:p>
          </table:table-cell>
          <table:table-cell table:formula="of:=LOG([.B97]/[.B98])/LOG([.$A97]/[.$A98])" office:value-type="float" office:value="0.999418059844833" calcext:value-type="float">
            <text:p>1.00</text:p>
          </table:table-cell>
          <table:table-cell office:value-type="float" office:value="0.0354196" calcext:value-type="float">
            <text:p>3.542E-2</text:p>
          </table:table-cell>
          <table:table-cell table:formula="of:=LOG([.D97]/[.D98])/LOG([.$A97]/[.$A98])" office:value-type="float" office:value="0.984114107957399" calcext:value-type="float">
            <text:p>0.98</text:p>
          </table:table-cell>
          <table:table-cell office:value-type="float" office:value="0.00004973" calcext:value-type="float">
            <text:p>4.973E-5</text:p>
          </table:table-cell>
          <table:table-cell table:formula="of:=LOG([.F97]/[.F98])/LOG([.$A97]/[.$A98])" office:value-type="float" office:value="1.5442487656561" calcext:value-type="float">
            <text:p>1.54</text:p>
          </table:table-cell>
          <table:table-cell office:value-type="float" office:value="0.0040975" calcext:value-type="float">
            <text:p>4.098E-3</text:p>
          </table:table-cell>
          <table:table-cell table:formula="of:=LOG([.H97]/[.H98])/LOG([.$A97]/[.$A98])" office:value-type="float" office:value="0.889340091114367" calcext:value-type="float">
            <text:p>0.89</text:p>
          </table:table-cell>
          <table:table-cell office:value-type="float" office:value="0.00312007" calcext:value-type="float">
            <text:p>3.120E-3</text:p>
          </table:table-cell>
          <table:table-cell table:formula="of:=LOG([.J97]/[.J98])/LOG([.$A97]/[.$A98])" office:value-type="float" office:value="0.999262120811612" calcext:value-type="float">
            <text:p>1.00</text:p>
          </table:table-cell>
          <table:table-cell office:value-type="float" office:value="0.0344908" calcext:value-type="float">
            <text:p>3.449E-2</text:p>
          </table:table-cell>
          <table:table-cell table:formula="of:=LOG([.L97]/[.L98])/LOG([.$A97]/[.$A98])" office:value-type="float" office:value="0.956010082141944" calcext:value-type="float">
            <text:p>0.96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221591" calcext:value-type="float">
            <text:p>2.216E-3</text:p>
          </table:table-cell>
          <table:table-cell table:formula="of:=LOG([.B98]/[.B99])/LOG([.$A98]/[.$A99])" office:value-type="float" office:value="0.999715618653131" calcext:value-type="float">
            <text:p>1.00</text:p>
          </table:table-cell>
          <table:table-cell office:value-type="float" office:value="0.0252516" calcext:value-type="float">
            <text:p>2.525E-2</text:p>
          </table:table-cell>
          <table:table-cell table:formula="of:=LOG([.D98]/[.D99])/LOG([.$A98]/[.$A99])" office:value-type="float" office:value="0.988195606120409" calcext:value-type="float">
            <text:p>0.99</text:p>
          </table:table-cell>
          <table:table-cell office:value-type="float" office:value="0.0000296685" calcext:value-type="float">
            <text:p>2.967E-5</text:p>
          </table:table-cell>
          <table:table-cell table:formula="of:=LOG([.F98]/[.F99])/LOG([.$A98]/[.$A99])" office:value-type="float" office:value="1.50845666826671" calcext:value-type="float">
            <text:p>1.51</text:p>
          </table:table-cell>
          <table:table-cell office:value-type="float" office:value="0.00301702" calcext:value-type="float">
            <text:p>3.017E-3</text:p>
          </table:table-cell>
          <table:table-cell table:formula="of:=LOG([.H98]/[.H99])/LOG([.$A98]/[.$A99])" office:value-type="float" office:value="0.893958765398086" calcext:value-type="float">
            <text:p>0.89</text:p>
          </table:table-cell>
          <table:table-cell office:value-type="float" office:value="0.00221571" calcext:value-type="float">
            <text:p>2.216E-3</text:p>
          </table:table-cell>
          <table:table-cell table:formula="of:=LOG([.J98]/[.J99])/LOG([.$A98]/[.$A99])" office:value-type="float" office:value="0.999604837081441" calcext:value-type="float">
            <text:p>1.00</text:p>
          </table:table-cell>
          <table:table-cell office:value-type="float" office:value="0.02482" calcext:value-type="float">
            <text:p>2.482E-2</text:p>
          </table:table-cell>
          <table:table-cell table:formula="of:=LOG([.L98]/[.L99])/LOG([.$A98]/[.$A99])" office:value-type="float" office:value="0.960939500653989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140268" calcext:value-type="float">
            <text:p>1.403E-3</text:p>
          </table:table-cell>
          <table:table-cell table:formula="of:=LOG([.B99]/[.B100])/LOG([.$A99]/[.$A100])" office:value-type="float" office:value="0.999642362736926" calcext:value-type="float">
            <text:p>1.00</text:p>
          </table:table-cell>
          <table:table-cell office:value-type="float" office:value="0.0160464" calcext:value-type="float">
            <text:p>1.605E-2</text:p>
          </table:table-cell>
          <table:table-cell table:formula="of:=LOG([.D99]/[.D100])/LOG([.$A99]/[.$A100])" office:value-type="float" office:value="0.991174695343957" calcext:value-type="float">
            <text:p>0.99</text:p>
          </table:table-cell>
          <table:table-cell office:value-type="float" office:value="0.0000153987" calcext:value-type="float">
            <text:p>1.540E-5</text:p>
          </table:table-cell>
          <table:table-cell table:formula="of:=LOG([.F99]/[.F100])/LOG([.$A99]/[.$A100])" office:value-type="float" office:value="1.43363027502856" calcext:value-type="float">
            <text:p>1.43</text:p>
          </table:table-cell>
          <table:table-cell office:value-type="float" office:value="0.00193997" calcext:value-type="float">
            <text:p>1.940E-3</text:p>
          </table:table-cell>
          <table:table-cell table:formula="of:=LOG([.H99]/[.H100])/LOG([.$A99]/[.$A100])" office:value-type="float" office:value="0.965361777148803" calcext:value-type="float">
            <text:p>0.97</text:p>
          </table:table-cell>
          <table:table-cell office:value-type="float" office:value="0.00140261" calcext:value-type="float">
            <text:p>1.403E-3</text:p>
          </table:table-cell>
          <table:table-cell table:formula="of:=LOG([.J99]/[.J100])/LOG([.$A99]/[.$A100])" office:value-type="float" office:value="0.999554144498533" calcext:value-type="float">
            <text:p>1.00</text:p>
          </table:table-cell>
          <table:table-cell office:value-type="float" office:value="0.0159893" calcext:value-type="float">
            <text:p>1.599E-2</text:p>
          </table:table-cell>
          <table:table-cell table:formula="of:=LOG([.L99]/[.L100])/LOG([.$A99]/[.$A100])" office:value-type="float" office:value="0.961280278897706" calcext:value-type="float">
            <text:p>0.96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ddleProj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00285341" calcext:value-type="float">
            <text:p>2.853E-5</text:p>
          </table:table-cell>
          <table:table-cell/>
          <table:table-cell office:value-type="float" office:value="0.000973628" calcext:value-type="float">
            <text:p>9.736E-4</text:p>
          </table:table-cell>
          <table:table-cell/>
          <table:table-cell office:value-type="float" office:value="0.00106593" calcext:value-type="float">
            <text:p>1.066E-3</text:p>
          </table:table-cell>
          <table:table-cell/>
          <table:table-cell office:value-type="float" office:value="0.0190472" calcext:value-type="float">
            <text:p>1.905E-2</text:p>
          </table:table-cell>
          <table:table-cell/>
          <table:table-cell office:value-type="float" office:value="0.00106618" calcext:value-type="float">
            <text:p>1.066E-3</text:p>
          </table:table-cell>
          <table:table-cell/>
          <table:table-cell office:value-type="float" office:value="0.0187474" calcext:value-type="float">
            <text:p>1.875E-2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00206764" calcext:value-type="float">
            <text:p>2.068E-5</text:p>
          </table:table-cell>
          <table:table-cell table:formula="of:=LOG([.B104]/[.B105])/LOG([.$A104]/[.$A105])" office:value-type="float" office:value="0.961406907591206" calcext:value-type="float">
            <text:p>0.96</text:p>
          </table:table-cell>
          <table:table-cell office:value-type="float" office:value="0.000765669" calcext:value-type="float">
            <text:p>7.657E-4</text:p>
          </table:table-cell>
          <table:table-cell table:formula="of:=LOG([.D104]/[.D105])/LOG([.$A104]/[.$A105])" office:value-type="float" office:value="0.717172494927693" calcext:value-type="float">
            <text:p>0.72</text:p>
          </table:table-cell>
          <table:table-cell office:value-type="float" office:value="0.000544842" calcext:value-type="float">
            <text:p>5.448E-4</text:p>
          </table:table-cell>
          <table:table-cell table:formula="of:=LOG([.F104]/[.F105])/LOG([.$A104]/[.$A105])" office:value-type="float" office:value="2.00308336779128" calcext:value-type="float">
            <text:p>2.00</text:p>
          </table:table-cell>
          <table:table-cell office:value-type="float" office:value="0.0132119" calcext:value-type="float">
            <text:p>1.321E-2</text:p>
          </table:table-cell>
          <table:table-cell table:formula="of:=LOG([.H104]/[.H105])/LOG([.$A104]/[.$A105])" office:value-type="float" office:value="1.09182610679633" calcext:value-type="float">
            <text:p>1.09</text:p>
          </table:table-cell>
          <table:table-cell office:value-type="float" office:value="0.00054534" calcext:value-type="float">
            <text:p>5.453E-4</text:p>
          </table:table-cell>
          <table:table-cell table:formula="of:=LOG([.J104]/[.J105])/LOG([.$A104]/[.$A105])" office:value-type="float" office:value="2.00105642910738" calcext:value-type="float">
            <text:p>2.00</text:p>
          </table:table-cell>
          <table:table-cell office:value-type="float" office:value="0.0129881" calcext:value-type="float">
            <text:p>1.299E-2</text:p>
          </table:table-cell>
          <table:table-cell table:formula="of:=LOG([.L104]/[.L105])/LOG([.$A104]/[.$A105])" office:value-type="float" office:value="1.0954655612411" calcext:value-type="float">
            <text:p>1.10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012823" calcext:value-type="float">
            <text:p>1.282E-5</text:p>
          </table:table-cell>
          <table:table-cell table:formula="of:=LOG([.B105]/[.B106])/LOG([.$A105]/[.$A106])" office:value-type="float" office:value="0.964169315308467" calcext:value-type="float">
            <text:p>0.96</text:p>
          </table:table-cell>
          <table:table-cell office:value-type="float" office:value="0.000509567" calcext:value-type="float">
            <text:p>5.096E-4</text:p>
          </table:table-cell>
          <table:table-cell table:formula="of:=LOG([.D105]/[.D106])/LOG([.$A105]/[.$A106])" office:value-type="float" office:value="0.821761796795847" calcext:value-type="float">
            <text:p>0.82</text:p>
          </table:table-cell>
          <table:table-cell office:value-type="float" office:value="0.000220691" calcext:value-type="float">
            <text:p>2.207E-4</text:p>
          </table:table-cell>
          <table:table-cell table:formula="of:=LOG([.F105]/[.F106])/LOG([.$A105]/[.$A106])" office:value-type="float" office:value="1.82385425033002" calcext:value-type="float">
            <text:p>1.82</text:p>
          </table:table-cell>
          <table:table-cell office:value-type="float" office:value="0.0074289" calcext:value-type="float">
            <text:p>7.429E-3</text:p>
          </table:table-cell>
          <table:table-cell table:formula="of:=LOG([.H105]/[.H106])/LOG([.$A105]/[.$A106])" office:value-type="float" office:value="1.16192160781437" calcext:value-type="float">
            <text:p>1.16</text:p>
          </table:table-cell>
          <table:table-cell office:value-type="float" office:value="0.000221313" calcext:value-type="float">
            <text:p>2.213E-4</text:p>
          </table:table-cell>
          <table:table-cell table:formula="of:=LOG([.J105]/[.J106])/LOG([.$A105]/[.$A106])" office:value-type="float" office:value="1.8200180834551" calcext:value-type="float">
            <text:p>1.82</text:p>
          </table:table-cell>
          <table:table-cell office:value-type="float" office:value="0.00793846" calcext:value-type="float">
            <text:p>7.938E-3</text:p>
          </table:table-cell>
          <table:table-cell table:formula="of:=LOG([.L105]/[.L106])/LOG([.$A105]/[.$A106])" office:value-type="float" office:value="0.99355686358005" calcext:value-type="float">
            <text:p>0.99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00930052" calcext:value-type="float">
            <text:p>9.301E-6</text:p>
          </table:table-cell>
          <table:table-cell table:formula="of:=LOG([.B106]/[.B107])/LOG([.$A106]/[.$A107])" office:value-type="float" office:value="0.97335130249861" calcext:value-type="float">
            <text:p>0.97</text:p>
          </table:table-cell>
          <table:table-cell office:value-type="float" office:value="0.000380444" calcext:value-type="float">
            <text:p>3.804E-4</text:p>
          </table:table-cell>
          <table:table-cell table:formula="of:=LOG([.D106]/[.D107])/LOG([.$A106]/[.$A107])" office:value-type="float" office:value="0.885621015679696" calcext:value-type="float">
            <text:p>0.89</text:p>
          </table:table-cell>
          <table:table-cell office:value-type="float" office:value="0.000127391" calcext:value-type="float">
            <text:p>1.274E-4</text:p>
          </table:table-cell>
          <table:table-cell table:formula="of:=LOG([.F106]/[.F107])/LOG([.$A106]/[.$A107])" office:value-type="float" office:value="1.66534455444861" calcext:value-type="float">
            <text:p>1.67</text:p>
          </table:table-cell>
          <table:table-cell office:value-type="float" office:value="0.00584928" calcext:value-type="float">
            <text:p>5.849E-3</text:p>
          </table:table-cell>
          <table:table-cell table:formula="of:=LOG([.H106]/[.H107])/LOG([.$A106]/[.$A107])" office:value-type="float" office:value="0.724502656131534" calcext:value-type="float">
            <text:p>0.72</text:p>
          </table:table-cell>
          <table:table-cell office:value-type="float" office:value="0.000127961" calcext:value-type="float">
            <text:p>1.280E-4</text:p>
          </table:table-cell>
          <table:table-cell table:formula="of:=LOG([.J106]/[.J107])/LOG([.$A106]/[.$A107])" office:value-type="float" office:value="1.66034406677837" calcext:value-type="float">
            <text:p>1.66</text:p>
          </table:table-cell>
          <table:table-cell office:value-type="float" office:value="0.00622972" calcext:value-type="float">
            <text:p>6.230E-3</text:p>
          </table:table-cell>
          <table:table-cell table:formula="of:=LOG([.L106]/[.L107])/LOG([.$A106]/[.$A107])" office:value-type="float" office:value="0.734590723950566" calcext:value-type="float">
            <text:p>0.73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00600441" calcext:value-type="float">
            <text:p>6.004E-6</text:p>
          </table:table-cell>
          <table:table-cell table:formula="of:=LOG([.B107]/[.B108])/LOG([.$A107]/[.$A108])" office:value-type="float" office:value="0.980844048590517" calcext:value-type="float">
            <text:p>0.98</text:p>
          </table:table-cell>
          <table:table-cell office:value-type="float" office:value="0.000251898" calcext:value-type="float">
            <text:p>2.519E-4</text:p>
          </table:table-cell>
          <table:table-cell table:formula="of:=LOG([.D107]/[.D108])/LOG([.$A107]/[.$A108])" office:value-type="float" office:value="0.924219705867007" calcext:value-type="float">
            <text:p>0.92</text:p>
          </table:table-cell>
          <table:table-cell office:value-type="float" office:value="0.0000630511" calcext:value-type="float">
            <text:p>6.305E-5</text:p>
          </table:table-cell>
          <table:table-cell table:formula="of:=LOG([.F107]/[.F108])/LOG([.$A107]/[.$A108])" office:value-type="float" office:value="1.5765095214904" calcext:value-type="float">
            <text:p>1.58</text:p>
          </table:table-cell>
          <table:table-cell office:value-type="float" office:value="0.00405314" calcext:value-type="float">
            <text:p>4.053E-3</text:p>
          </table:table-cell>
          <table:table-cell table:formula="of:=LOG([.H107]/[.H108])/LOG([.$A107]/[.$A108])" office:value-type="float" office:value="0.822256430881339" calcext:value-type="float">
            <text:p>0.82</text:p>
          </table:table-cell>
          <table:table-cell office:value-type="float" office:value="0.000063498" calcext:value-type="float">
            <text:p>6.350E-5</text:p>
          </table:table-cell>
          <table:table-cell table:formula="of:=LOG([.J107]/[.J108])/LOG([.$A107]/[.$A108])" office:value-type="float" office:value="1.57068495424264" calcext:value-type="float">
            <text:p>1.57</text:p>
          </table:table-cell>
          <table:table-cell office:value-type="float" office:value="0.00430504" calcext:value-type="float">
            <text:p>4.305E-3</text:p>
          </table:table-cell>
          <table:table-cell table:formula="of:=LOG([.L107]/[.L108])/LOG([.$A107]/[.$A108])" office:value-type="float" office:value="0.828349542630746" calcext:value-type="float">
            <text:p>0.83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00424829" calcext:value-type="float">
            <text:p>4.248E-6</text:p>
          </table:table-cell>
          <table:table-cell table:formula="of:=LOG([.B108]/[.B109])/LOG([.$A108]/[.$A109])" office:value-type="float" office:value="0.986829547518513" calcext:value-type="float">
            <text:p>0.99</text:p>
          </table:table-cell>
          <table:table-cell office:value-type="float" office:value="0.00018061" calcext:value-type="float">
            <text:p>1.806E-4</text:p>
          </table:table-cell>
          <table:table-cell table:formula="of:=LOG([.D108]/[.D109])/LOG([.$A108]/[.$A109])" office:value-type="float" office:value="0.948912830469103" calcext:value-type="float">
            <text:p>0.95</text:p>
          </table:table-cell>
          <table:table-cell office:value-type="float" office:value="0.0000369065" calcext:value-type="float">
            <text:p>3.691E-5</text:p>
          </table:table-cell>
          <table:table-cell table:formula="of:=LOG([.F108]/[.F109])/LOG([.$A108]/[.$A109])" office:value-type="float" office:value="1.52756769769046" calcext:value-type="float">
            <text:p>1.53</text:p>
          </table:table-cell>
          <table:table-cell office:value-type="float" office:value="0.00295676" calcext:value-type="float">
            <text:p>2.957E-3</text:p>
          </table:table-cell>
          <table:table-cell table:formula="of:=LOG([.H108]/[.H109])/LOG([.$A108]/[.$A109])" office:value-type="float" office:value="0.899606905230418" calcext:value-type="float">
            <text:p>0.90</text:p>
          </table:table-cell>
          <table:table-cell office:value-type="float" office:value="0.0000372599" calcext:value-type="float">
            <text:p>3.726E-5</text:p>
          </table:table-cell>
          <table:table-cell table:formula="of:=LOG([.J108]/[.J109])/LOG([.$A108]/[.$A109])" office:value-type="float" office:value="1.52053082498086" calcext:value-type="float">
            <text:p>1.52</text:p>
          </table:table-cell>
          <table:table-cell office:value-type="float" office:value="0.00313737" calcext:value-type="float">
            <text:p>3.137E-3</text:p>
          </table:table-cell>
          <table:table-cell table:formula="of:=LOG([.L108]/[.L109])/LOG([.$A108]/[.$A109])" office:value-type="float" office:value="0.902469879522845" calcext:value-type="float">
            <text:p>0.90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00302616" calcext:value-type="float">
            <text:p>3.026E-6</text:p>
          </table:table-cell>
          <table:table-cell table:formula="of:=LOG([.B109]/[.B110])/LOG([.$A109]/[.$A110])" office:value-type="float" office:value="0.990666974893777" calcext:value-type="float">
            <text:p>0.99</text:p>
          </table:table-cell>
          <table:table-cell office:value-type="float" office:value="0.000129762" calcext:value-type="float">
            <text:p>1.298E-4</text:p>
          </table:table-cell>
          <table:table-cell table:formula="of:=LOG([.D109]/[.D110])/LOG([.$A109]/[.$A110])" office:value-type="float" office:value="0.965598034267557" calcext:value-type="float">
            <text:p>0.97</text:p>
          </table:table-cell>
          <table:table-cell office:value-type="float" office:value="0.0000221188" calcext:value-type="float">
            <text:p>2.212E-5</text:p>
          </table:table-cell>
          <table:table-cell table:formula="of:=LOG([.F109]/[.F110])/LOG([.$A109]/[.$A110])" office:value-type="float" office:value="1.49513162081374" calcext:value-type="float">
            <text:p>1.50</text:p>
          </table:table-cell>
          <table:table-cell office:value-type="float" office:value="0.00217948" calcext:value-type="float">
            <text:p>2.179E-3</text:p>
          </table:table-cell>
          <table:table-cell table:formula="of:=LOG([.H109]/[.H110])/LOG([.$A109]/[.$A110])" office:value-type="float" office:value="0.890747237823288" calcext:value-type="float">
            <text:p>0.89</text:p>
          </table:table-cell>
          <table:table-cell office:value-type="float" office:value="0.0000223959" calcext:value-type="float">
            <text:p>2.240E-5</text:p>
          </table:table-cell>
          <table:table-cell table:formula="of:=LOG([.J109]/[.J110])/LOG([.$A109]/[.$A110])" office:value-type="float" office:value="1.48660406686208" calcext:value-type="float">
            <text:p>1.49</text:p>
          </table:table-cell>
          <table:table-cell office:value-type="float" office:value="0.00230924" calcext:value-type="float">
            <text:p>2.309E-3</text:p>
          </table:table-cell>
          <table:table-cell table:formula="of:=LOG([.L109]/[.L110])/LOG([.$A109]/[.$A110])" office:value-type="float" office:value="0.895007077808986" calcext:value-type="float">
            <text:p>0.90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00192097" calcext:value-type="float">
            <text:p>1.921E-6</text:p>
          </table:table-cell>
          <table:table-cell table:formula="of:=LOG([.B110]/[.B111])/LOG([.$A110]/[.$A111])" office:value-type="float" office:value="0.99349024007871" calcext:value-type="float">
            <text:p>0.99</text:p>
          </table:table-cell>
          <table:table-cell office:value-type="float" office:value="0.0000830513" calcext:value-type="float">
            <text:p>8.305E-5</text:p>
          </table:table-cell>
          <table:table-cell table:formula="of:=LOG([.D110]/[.D111])/LOG([.$A110]/[.$A111])" office:value-type="float" office:value="0.975519203293287" calcext:value-type="float">
            <text:p>0.98</text:p>
          </table:table-cell>
          <table:table-cell office:value-type="float" office:value="0.0000117731" calcext:value-type="float">
            <text:p>1.177E-5</text:p>
          </table:table-cell>
          <table:table-cell table:formula="of:=LOG([.F110]/[.F111])/LOG([.$A110]/[.$A111])" office:value-type="float" office:value="1.37855853750807" calcext:value-type="float">
            <text:p>1.38</text:p>
          </table:table-cell>
          <table:table-cell office:value-type="float" office:value="0.00139337" calcext:value-type="float">
            <text:p>1.393E-3</text:p>
          </table:table-cell>
          <table:table-cell table:formula="of:=LOG([.H110]/[.H111])/LOG([.$A110]/[.$A111])" office:value-type="float" office:value="0.977962198509705" calcext:value-type="float">
            <text:p>0.98</text:p>
          </table:table-cell>
          <table:table-cell office:value-type="float" office:value="0.0000119652" calcext:value-type="float">
            <text:p>1.197E-5</text:p>
          </table:table-cell>
          <table:table-cell table:formula="of:=LOG([.J110]/[.J111])/LOG([.$A110]/[.$A111])" office:value-type="float" office:value="1.37039315846981" calcext:value-type="float">
            <text:p>1.37</text:p>
          </table:table-cell>
          <table:table-cell office:value-type="float" office:value="0.00147642" calcext:value-type="float">
            <text:p>1.476E-3</text:p>
          </table:table-cell>
          <table:table-cell table:formula="of:=LOG([.L110]/[.L111])/LOG([.$A110]/[.$A111])" office:value-type="float" office:value="0.977824879695566" calcext:value-type="float">
            <text:p>0.98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number:number-style style:name="N10127" number:language="en" number:country="US">
      <number:scientific-number number:decimal-places="7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.00.0000</text:date>, <text:time style:data-style-name="N2" text:time-value="11:16:30.9625639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Nitschke</meta:initial-creator>
    <meta:creation-date>2015-03-30T13:34:57.452278301</meta:creation-date>
    <meta:generator>LibreOffice/4.2.7.2$Linux_X86_64 LibreOffice_project/420m0$Build-2</meta:generator>
    <dc:date>2015-04-08T13:16:14.066083679</dc:date>
    <dc:creator>ingo </dc:creator>
    <meta:editing-duration>PT8H36M44S</meta:editing-duration>
    <meta:editing-cycles>70</meta:editing-cycles>
    <meta:document-statistic meta:table-count="1" meta:cell-count="963" meta:object-count="1"/>
  </office:meta>
</office:document-meta>
</file>